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imes New Roman" svg:font-family="'Times New Roman'" style:font-family-generic="roman"/>
    <style:font-face style:name="Times new Roman" svg:font-family="'Times new Roman'" style:font-family-generic="roman"/>
    <style:font-face style:name="Times new roman" svg:font-family="'Times new roman'" style:font-family-generic="roman"/>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text-align="start" style:justify-single-word="false"/>
      <style:text-properties style:font-name="Times new Roman" fo:font-size="12pt" fo:font-weight="normal" officeooo:rsid="000aa384" officeooo:paragraph-rsid="000aa384" style:font-size-asian="10.5pt" style:font-weight-asian="normal" style:font-size-complex="12pt" style:font-weight-complex="normal"/>
    </style:style>
    <style:style style:name="P2" style:family="paragraph" style:parent-style-name="Preformatted_20_Text">
      <style:paragraph-properties fo:text-align="start" style:justify-single-word="false"/>
      <style:text-properties style:font-name="Times new Roman" fo:font-size="12pt" fo:font-weight="normal" officeooo:rsid="000f96b0" officeooo:paragraph-rsid="000f96b0" style:font-size-asian="12pt" style:font-weight-asian="normal" style:font-size-complex="12pt" style:font-weight-complex="normal"/>
    </style:style>
    <style:style style:name="P3" style:family="paragraph" style:parent-style-name="Preformatted_20_Text">
      <style:paragraph-properties fo:text-align="start" style:justify-single-word="false"/>
      <style:text-properties style:font-name="Times new Roman" fo:font-size="12pt" fo:font-weight="normal" officeooo:rsid="0013abde" officeooo:paragraph-rsid="0013abde" style:font-size-asian="12pt" style:font-weight-asian="normal" style:font-size-complex="12pt" style:font-weight-complex="normal"/>
    </style:style>
    <style:style style:name="P4" style:family="paragraph" style:parent-style-name="Preformatted_20_Text">
      <style:paragraph-properties fo:text-align="start" style:justify-single-word="false"/>
      <style:text-properties style:font-name="Times new Roman" fo:font-size="12pt" officeooo:paragraph-rsid="000aa384" style:font-size-asian="12pt" style:font-size-complex="12pt"/>
    </style:style>
    <style:style style:name="P5" style:family="paragraph" style:parent-style-name="Preformatted_20_Text">
      <style:paragraph-properties fo:text-align="start" style:justify-single-word="false"/>
      <style:text-properties style:font-name="Times new Roman" fo:font-size="12pt" officeooo:rsid="000f96b0" officeooo:paragraph-rsid="000f96b0" style:font-size-asian="12pt" style:font-size-complex="12pt"/>
    </style:style>
    <style:style style:name="P6" style:family="paragraph" style:parent-style-name="Standard">
      <style:text-properties style:font-name="Times new Roman"/>
    </style:style>
    <style:style style:name="P7" style:family="paragraph" style:parent-style-name="Standard">
      <style:text-properties style:font-name="Times new Roman" fo:font-size="40pt" officeooo:rsid="000684a2" officeooo:paragraph-rsid="00222593" style:font-size-asian="40pt" style:font-size-complex="40pt"/>
    </style:style>
    <style:style style:name="P8" style:family="paragraph" style:parent-style-name="Standard">
      <style:paragraph-properties fo:text-align="start" style:justify-single-word="false"/>
      <style:text-properties style:font-name="Times new Roman" fo:font-size="25pt" fo:font-weight="bold" officeooo:rsid="000684a2" officeooo:paragraph-rsid="00222593" style:font-size-asian="25pt" style:font-weight-asian="bold" style:font-size-complex="25pt" style:font-weight-complex="bold"/>
    </style:style>
    <style:style style:name="P9" style:family="paragraph" style:parent-style-name="Standard">
      <style:paragraph-properties fo:text-align="start" style:justify-single-word="false"/>
      <style:text-properties style:font-name="Times new Roman" fo:font-size="20pt" fo:font-weight="bold" officeooo:rsid="000684a2" officeooo:paragraph-rsid="000684a2" style:font-size-asian="17.5pt" style:font-weight-asian="bold" style:font-size-complex="20pt" style:font-weight-complex="bold"/>
    </style:style>
    <style:style style:name="P10" style:family="paragraph" style:parent-style-name="Standard">
      <style:paragraph-properties fo:text-align="center" style:justify-single-word="false"/>
      <style:text-properties style:font-name="Times new Roman" fo:font-size="20pt" fo:font-weight="bold" officeooo:rsid="000aa384" officeooo:paragraph-rsid="000aa384" style:font-size-asian="20pt" style:font-weight-asian="bold" style:font-size-complex="20pt" style:font-weight-complex="bold"/>
    </style:style>
    <style:style style:name="P11" style:family="paragraph" style:parent-style-name="Standard">
      <style:paragraph-properties fo:text-align="start" style:justify-single-word="false"/>
      <style:text-properties style:font-name="Times new Roman" fo:font-size="13pt" officeooo:rsid="000684a2" officeooo:paragraph-rsid="000684a2" style:font-size-asian="11.3500003814697pt" style:font-size-complex="13pt"/>
    </style:style>
    <style:style style:name="P12" style:family="paragraph" style:parent-style-name="Standard">
      <style:paragraph-properties fo:text-align="start" style:justify-single-word="false"/>
      <style:text-properties style:font-name="Times new Roman" fo:font-size="13pt" officeooo:rsid="0016c3b9" officeooo:paragraph-rsid="0016c3b9" style:font-size-asian="11.3500003814697pt" style:font-size-complex="13pt"/>
    </style:style>
    <style:style style:name="P13" style:family="paragraph" style:parent-style-name="Standard">
      <style:paragraph-properties fo:text-align="start" style:justify-single-word="false"/>
      <style:text-properties style:font-name="Times new Roman" fo:font-size="13pt" officeooo:rsid="001b9ce7" officeooo:paragraph-rsid="001b9ce7" style:font-size-asian="11.3500003814697pt" style:font-size-complex="13pt"/>
    </style:style>
    <style:style style:name="P14" style:family="paragraph" style:parent-style-name="Standard">
      <style:paragraph-properties fo:text-align="start" style:justify-single-word="false"/>
      <style:text-properties style:font-name="Times new Roman" fo:font-size="13pt" officeooo:rsid="00198f7b" officeooo:paragraph-rsid="00198f7b" style:font-size-asian="11.3500003814697pt" style:font-size-complex="13pt"/>
    </style:style>
    <style:style style:name="P15" style:family="paragraph" style:parent-style-name="Standard">
      <style:paragraph-properties fo:text-align="start" style:justify-single-word="false"/>
      <style:text-properties style:font-name="Times new Roman" fo:font-size="13pt" officeooo:rsid="002d63f4" officeooo:paragraph-rsid="002d63f4" style:font-size-asian="11.3500003814697pt" style:font-size-complex="13pt"/>
    </style:style>
    <style:style style:name="P16" style:family="paragraph" style:parent-style-name="Standard">
      <style:paragraph-properties fo:text-align="start" style:justify-single-word="false"/>
      <style:text-properties style:font-name="Times new Roman" fo:font-size="13pt" fo:font-weight="bold" officeooo:rsid="000684a2" officeooo:paragraph-rsid="000684a2" style:font-size-asian="11.3500003814697pt" style:font-weight-asian="bold" style:font-size-complex="13pt" style:font-weight-complex="bold"/>
    </style:style>
    <style:style style:name="P17" style:family="paragraph" style:parent-style-name="Standard">
      <style:paragraph-properties fo:text-align="start" style:justify-single-word="false"/>
      <style:text-properties style:font-name="Times new Roman" fo:font-size="13pt" fo:font-weight="bold" officeooo:rsid="0022cc1e" officeooo:paragraph-rsid="0022cc1e" style:font-size-asian="11.3500003814697pt" style:font-weight-asian="bold" style:font-size-complex="13pt" style:font-weight-complex="bold"/>
    </style:style>
    <style:style style:name="P18" style:family="paragraph" style:parent-style-name="Standard">
      <style:paragraph-properties fo:text-align="start" style:justify-single-word="false"/>
      <style:text-properties style:font-name="Times new Roman" fo:font-size="13pt" fo:font-weight="bold" officeooo:rsid="002f0405" officeooo:paragraph-rsid="002f0405" style:font-size-asian="11.3500003814697pt" style:font-weight-asian="bold" style:font-size-complex="13pt" style:font-weight-complex="bold"/>
    </style:style>
    <style:style style:name="P19" style:family="paragraph" style:parent-style-name="Standard">
      <style:paragraph-properties fo:text-align="start" style:justify-single-word="false"/>
      <style:text-properties style:font-name="Times new Roman" fo:font-size="13pt" fo:font-weight="bold" officeooo:rsid="000684a2" officeooo:paragraph-rsid="000684a2" style:font-size-asian="13pt" style:font-weight-asian="bold" style:font-size-complex="13pt" style:font-weight-complex="bold"/>
    </style:style>
    <style:style style:name="P20" style:family="paragraph" style:parent-style-name="Standard">
      <style:paragraph-properties fo:text-align="center" style:justify-single-word="false"/>
      <style:text-properties style:font-name="Times new Roman" fo:font-size="13pt" fo:font-weight="bold" officeooo:rsid="000684a2" officeooo:paragraph-rsid="000684a2" style:font-size-asian="13pt" style:font-weight-asian="bold" style:font-size-complex="13pt" style:font-weight-complex="bold"/>
    </style:style>
    <style:style style:name="P21" style:family="paragraph" style:parent-style-name="Standard">
      <style:paragraph-properties fo:text-align="start" style:justify-single-word="false"/>
      <style:text-properties style:font-name="Times new Roman" fo:font-size="13pt" fo:font-weight="bold" officeooo:rsid="0011a429" officeooo:paragraph-rsid="0011a429" style:font-size-asian="13pt" style:font-weight-asian="bold" style:font-size-complex="13pt" style:font-weight-complex="bold"/>
    </style:style>
    <style:style style:name="P22" style:family="paragraph" style:parent-style-name="Standard">
      <style:paragraph-properties fo:text-align="start" style:justify-single-word="false"/>
      <style:text-properties style:font-name="Times new Roman" fo:font-size="13pt" fo:font-weight="bold" officeooo:rsid="00133bda" officeooo:paragraph-rsid="00133bda" style:font-size-asian="13pt" style:font-weight-asian="bold" style:font-size-complex="13pt" style:font-weight-complex="bold"/>
    </style:style>
    <style:style style:name="P23" style:family="paragraph" style:parent-style-name="Standard">
      <style:paragraph-properties fo:text-align="start" style:justify-single-word="false"/>
      <style:text-properties style:font-name="Times new Roman" fo:font-size="13pt" fo:font-weight="bold" officeooo:rsid="001b9ce7" officeooo:paragraph-rsid="0019bc9e" style:font-size-asian="13pt" style:font-weight-asian="bold" style:font-size-complex="13pt" style:font-weight-complex="bold"/>
    </style:style>
    <style:style style:name="P24" style:family="paragraph" style:parent-style-name="Standard">
      <style:paragraph-properties fo:text-align="start" style:justify-single-word="false"/>
      <style:text-properties style:font-name="Times new Roman" fo:font-size="12pt" fo:font-weight="normal" officeooo:rsid="0013abde" officeooo:paragraph-rsid="0013abde"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style:font-name="Times new Roman" fo:font-size="12pt" fo:font-weight="normal" officeooo:rsid="0011a429" officeooo:paragraph-rsid="0011a429"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style:font-name="Times new Roman" fo:font-size="12pt" fo:font-weight="normal" officeooo:rsid="001f5f4d" officeooo:paragraph-rsid="001f5f4d"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style:font-name="Times new Roman" fo:font-size="12pt" fo:font-weight="normal" officeooo:rsid="000684a2" officeooo:paragraph-rsid="000684a2"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style:font-name="Times new Roman" fo:font-size="12pt" fo:font-weight="normal" officeooo:rsid="0029bec2" officeooo:paragraph-rsid="0029bec2"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style:font-name="Times new Roman" fo:font-size="12pt" officeooo:rsid="000684a2" officeooo:paragraph-rsid="000684a2" style:font-size-asian="12pt" style:font-size-complex="12pt"/>
    </style:style>
    <style:style style:name="P30" style:family="paragraph" style:parent-style-name="Standard">
      <style:paragraph-properties fo:text-align="start" style:justify-single-word="false"/>
      <style:text-properties style:font-name="Times new Roman" fo:font-size="12pt" officeooo:rsid="000684a2" officeooo:paragraph-rsid="002d63f4" style:font-size-asian="12pt" style:font-size-complex="12pt"/>
    </style:style>
    <style:style style:name="P31" style:family="paragraph" style:parent-style-name="Standard">
      <style:paragraph-properties fo:text-align="start" style:justify-single-word="false"/>
      <style:text-properties style:font-name="Times new Roman" fo:font-size="12pt" officeooo:rsid="0011a429" officeooo:paragraph-rsid="0011a429" style:font-size-asian="12pt" style:font-size-complex="12pt"/>
    </style:style>
    <style:style style:name="P32" style:family="paragraph" style:parent-style-name="Standard">
      <style:paragraph-properties fo:text-align="start" style:justify-single-word="false"/>
      <style:text-properties style:font-name="Times new Roman" fo:font-size="12pt" officeooo:rsid="001b9ce7" officeooo:paragraph-rsid="001b9ce7" style:font-size-asian="12pt" style:font-size-complex="12pt"/>
    </style:style>
    <style:style style:name="P33" style:family="paragraph" style:parent-style-name="Standard">
      <style:paragraph-properties fo:text-align="start" style:justify-single-word="false"/>
      <style:text-properties style:font-name="Times new Roman" fo:font-size="12pt" officeooo:rsid="001b9ce7" officeooo:paragraph-rsid="0019bc9e" style:font-size-asian="12pt" style:font-size-complex="12pt"/>
    </style:style>
    <style:style style:name="P34" style:family="paragraph" style:parent-style-name="Standard">
      <style:paragraph-properties fo:text-align="start" style:justify-single-word="false"/>
      <style:text-properties style:font-name="Times new Roman" fo:font-size="12pt" officeooo:rsid="001f5f4d" officeooo:paragraph-rsid="001f5f4d" style:font-size-asian="12pt" style:font-size-complex="12pt"/>
    </style:style>
    <style:style style:name="P35" style:family="paragraph" style:parent-style-name="Standard">
      <style:paragraph-properties fo:text-align="start" style:justify-single-word="false"/>
      <style:text-properties style:font-name="Times new Roman" fo:font-size="12pt" officeooo:paragraph-rsid="001fd343" style:font-size-asian="12pt" style:font-size-complex="12pt"/>
    </style:style>
    <style:style style:name="P36" style:family="paragraph" style:parent-style-name="Standard">
      <style:paragraph-properties fo:text-align="start" style:justify-single-word="false"/>
      <style:text-properties style:font-name="Times new Roman" fo:font-size="12pt" officeooo:paragraph-rsid="00261838" style:font-size-asian="12pt" style:font-size-complex="12pt"/>
    </style:style>
    <style:style style:name="P37" style:family="paragraph" style:parent-style-name="Standard">
      <style:paragraph-properties fo:text-align="start" style:justify-single-word="false"/>
      <style:text-properties style:font-name="Times new Roman" fo:font-size="12pt" officeooo:rsid="0016c3b9" officeooo:paragraph-rsid="0016c3b9" style:font-size-asian="12pt" style:font-size-complex="12pt"/>
    </style:style>
    <style:style style:name="P38" style:family="paragraph" style:parent-style-name="Standard">
      <style:paragraph-properties fo:text-align="start" style:justify-single-word="false"/>
      <style:text-properties style:font-name="Times new Roman" fo:font-size="12pt" officeooo:rsid="00198f7b" officeooo:paragraph-rsid="0018965c" style:font-size-asian="12pt" style:font-size-complex="12pt"/>
    </style:style>
    <style:style style:name="P39" style:family="paragraph" style:parent-style-name="Standard">
      <style:paragraph-properties fo:text-align="start" style:justify-single-word="false"/>
      <style:text-properties style:font-name="Times new Roman" fo:font-size="12pt" officeooo:rsid="00198f7b" officeooo:paragraph-rsid="00198f7b" style:font-size-asian="12pt" style:font-size-complex="12pt"/>
    </style:style>
    <style:style style:name="P40" style:family="paragraph" style:parent-style-name="Standard">
      <style:paragraph-properties fo:text-align="start" style:justify-single-word="false"/>
      <style:text-properties style:font-name="Times new Roman" fo:font-size="12pt" officeooo:rsid="0022cc1e" officeooo:paragraph-rsid="0022cc1e" style:font-size-asian="12pt" style:font-size-complex="12pt"/>
    </style:style>
    <style:style style:name="P41" style:family="paragraph" style:parent-style-name="Standard">
      <style:paragraph-properties fo:text-align="start" style:justify-single-word="false"/>
      <style:text-properties style:font-name="Times new Roman" fo:font-size="12pt" officeooo:rsid="0029bec2" officeooo:paragraph-rsid="0029bec2" style:font-size-asian="12pt" style:font-size-complex="12pt"/>
    </style:style>
    <style:style style:name="P42" style:family="paragraph" style:parent-style-name="Standard">
      <style:paragraph-properties fo:text-align="start" style:justify-single-word="false"/>
      <style:text-properties style:font-name="Times new Roman" fo:font-size="12pt" officeooo:rsid="002bb413" officeooo:paragraph-rsid="002bb413" style:font-size-asian="12pt" style:font-size-complex="12pt"/>
    </style:style>
    <style:style style:name="P43" style:family="paragraph" style:parent-style-name="Standard">
      <style:paragraph-properties fo:text-align="start" style:justify-single-word="false"/>
      <style:text-properties style:font-name="Times new Roman" fo:font-size="12pt" officeooo:rsid="002d63f4" officeooo:paragraph-rsid="002d63f4" style:font-size-asian="12pt" style:font-size-complex="12pt"/>
    </style:style>
    <style:style style:name="P44" style:family="paragraph" style:parent-style-name="Standard">
      <style:paragraph-properties fo:text-align="start" style:justify-single-word="false"/>
      <style:text-properties style:font-name="Times new Roman" fo:font-size="12pt" officeooo:rsid="002dd163" officeooo:paragraph-rsid="002dd163" style:font-size-asian="12pt" style:font-size-complex="12pt"/>
    </style:style>
    <style:style style:name="P45" style:family="paragraph" style:parent-style-name="Standard">
      <style:paragraph-properties fo:text-align="start" style:justify-single-word="false"/>
      <style:text-properties style:font-name="Times new Roman" fo:font-size="12pt" officeooo:rsid="000684a2" officeooo:paragraph-rsid="000684a2" style:font-size-asian="10.5pt" style:font-size-complex="12pt"/>
    </style:style>
    <style:style style:name="P46" style:family="paragraph" style:parent-style-name="Standard">
      <style:paragraph-properties fo:text-align="start" style:justify-single-word="false"/>
      <style:text-properties style:font-name="Times new Roman" fo:font-size="12pt" fo:font-weight="bold" officeooo:rsid="002d8d4d" officeooo:paragraph-rsid="002d8d4d" style:font-size-asian="12pt" style:font-weight-asian="bold" style:font-size-complex="12pt" style:font-weight-complex="bold"/>
    </style:style>
    <style:style style:name="P47" style:family="paragraph" style:parent-style-name="Standard">
      <style:text-properties fo:font-size="13pt" fo:font-weight="bold" style:font-size-asian="13pt" style:font-weight-asian="bold" style:font-size-complex="13pt" style:font-weight-complex="bold"/>
    </style:style>
    <style:style style:name="P48" style:family="paragraph" style:parent-style-name="Standard">
      <style:paragraph-properties fo:text-align="start" style:justify-single-word="false"/>
      <style:text-properties fo:font-size="13pt" fo:font-weight="bold" officeooo:rsid="0019bc9e" officeooo:paragraph-rsid="0019bc9e" style:font-size-asian="13pt" style:font-weight-asian="bold" style:font-size-complex="13pt" style:font-weight-complex="bold"/>
    </style:style>
    <style:style style:name="P49" style:family="paragraph" style:parent-style-name="Standard">
      <style:paragraph-properties fo:text-align="start" style:justify-single-word="false"/>
      <style:text-properties fo:font-size="13pt" officeooo:paragraph-rsid="00261838" style:font-size-asian="13pt" style:font-size-complex="13pt"/>
    </style:style>
    <style:style style:name="P50" style:family="paragraph" style:parent-style-name="Standard">
      <style:paragraph-properties fo:text-align="start" style:justify-single-word="false"/>
      <style:text-properties officeooo:paragraph-rsid="0013abde"/>
    </style:style>
    <style:style style:name="P51" style:family="paragraph" style:parent-style-name="Standard">
      <style:paragraph-properties fo:text-align="start" style:justify-single-word="false"/>
      <style:text-properties officeooo:paragraph-rsid="00133bda"/>
    </style:style>
    <style:style style:name="P52" style:family="paragraph" style:parent-style-name="Standard">
      <style:text-properties fo:font-size="12pt" style:font-size-asian="12pt" style:font-size-complex="12pt"/>
    </style:style>
    <style:style style:name="P53" style:family="paragraph" style:parent-style-name="Standard">
      <style:text-properties fo:font-size="12pt" officeooo:rsid="000f96b0" officeooo:paragraph-rsid="000f96b0" style:font-size-asian="12pt" style:font-size-complex="12pt"/>
    </style:style>
    <style:style style:name="P54" style:family="paragraph" style:parent-style-name="Standard">
      <style:text-properties fo:font-size="12pt" officeooo:rsid="001178db" officeooo:paragraph-rsid="001178db" style:font-size-asian="12pt" style:font-size-complex="12pt"/>
    </style:style>
    <style:style style:name="P55" style:family="paragraph" style:parent-style-name="Standard">
      <style:paragraph-properties fo:text-align="start" style:justify-single-word="false"/>
      <style:text-properties fo:font-size="12pt" officeooo:paragraph-rsid="0018965c" style:font-size-asian="12pt" style:font-size-complex="12pt"/>
    </style:style>
    <style:style style:name="P56" style:family="paragraph" style:parent-style-name="Standard">
      <style:paragraph-properties fo:text-align="start" style:justify-single-word="false"/>
      <style:text-properties fo:font-size="12pt" officeooo:paragraph-rsid="001d90de" style:font-size-asian="12pt" style:font-size-complex="12pt"/>
    </style:style>
    <style:style style:name="P57" style:family="paragraph" style:parent-style-name="Standard">
      <style:paragraph-properties fo:text-align="start" style:justify-single-word="false"/>
      <style:text-properties fo:font-size="12pt" officeooo:paragraph-rsid="001f5f4d" style:font-size-asian="12pt" style:font-size-complex="12pt"/>
    </style:style>
    <style:style style:name="P58" style:family="paragraph" style:parent-style-name="Standard">
      <style:paragraph-properties fo:text-align="start" style:justify-single-word="false"/>
      <style:text-properties fo:font-size="12pt" officeooo:paragraph-rsid="000684a2" style:font-size-asian="12pt" style:font-size-complex="12pt"/>
    </style:style>
    <style:style style:name="P59" style:family="paragraph" style:parent-style-name="Standard">
      <style:paragraph-properties fo:text-align="start" style:justify-single-word="false"/>
      <style:text-properties fo:font-size="12pt" officeooo:paragraph-rsid="002901f0" style:font-size-asian="12pt" style:font-size-complex="12pt"/>
    </style:style>
    <style:style style:name="P60" style:family="paragraph" style:parent-style-name="Standard">
      <style:paragraph-properties fo:text-align="start" style:justify-single-word="false"/>
      <style:text-properties fo:font-size="12pt" officeooo:rsid="00198f7b" officeooo:paragraph-rsid="0019bc9e" style:font-size-asian="12pt" style:font-size-complex="12pt"/>
    </style:style>
    <style:style style:name="P61" style:family="paragraph" style:parent-style-name="Standard">
      <style:text-properties style:font-name="Times New Roman" fo:font-size="12pt" style:font-size-asian="12pt" style:font-size-complex="12pt"/>
    </style:style>
    <style:style style:name="P62" style:family="paragraph" style:parent-style-name="Standard">
      <style:paragraph-properties fo:text-align="start" style:justify-single-word="false"/>
      <style:text-properties style:font-name="Times New Roman" fo:font-size="12pt" officeooo:rsid="000684a2" officeooo:paragraph-rsid="000684a2" style:font-size-asian="12pt" style:font-size-complex="12pt"/>
    </style:style>
    <style:style style:name="P63" style:family="paragraph" style:parent-style-name="Heading_20_1">
      <style:paragraph-properties fo:text-align="center" style:justify-single-word="false"/>
      <style:text-properties style:font-name="Times new Roman" fo:font-size="13pt" officeooo:rsid="003f2d6a" officeooo:paragraph-rsid="00421b66" style:font-size-asian="11.3500003814697pt" style:font-size-complex="13pt"/>
    </style:style>
    <style:style style:name="P64" style:family="paragraph" style:parent-style-name="Heading_20_2">
      <style:paragraph-properties fo:text-align="center" style:justify-single-word="false"/>
      <style:text-properties style:font-name="Times new Roman" fo:font-size="13pt" officeooo:rsid="003f2d6a" officeooo:paragraph-rsid="00421b66" style:font-size-asian="11.3500003814697pt" style:font-size-complex="13pt"/>
    </style:style>
    <style:style style:name="P65" style:family="paragraph" style:parent-style-name="Preformatted_20_Text">
      <style:paragraph-properties fo:text-align="start" style:justify-single-word="false"/>
      <style:text-properties style:font-name="Times new Roman" fo:font-size="12pt" fo:font-weight="normal" officeooo:rsid="00331ae4" officeooo:paragraph-rsid="00331ae4" style:font-size-asian="12pt" style:font-weight-asian="normal" style:font-size-complex="12pt" style:font-weight-complex="normal"/>
    </style:style>
    <style:style style:name="P66" style:family="paragraph" style:parent-style-name="Preformatted_20_Text">
      <style:paragraph-properties fo:text-align="start" style:justify-single-word="false"/>
      <style:text-properties style:font-name="Times new Roman" fo:font-size="12pt" fo:font-weight="normal" officeooo:rsid="004395b0" officeooo:paragraph-rsid="004395b0" style:font-size-asian="12pt" style:font-weight-asian="normal" style:font-size-complex="12pt" style:font-weight-complex="normal"/>
    </style:style>
    <style:style style:name="P67" style:family="paragraph" style:parent-style-name="Standard">
      <style:paragraph-properties fo:text-align="start" style:justify-single-word="false"/>
      <style:text-properties style:font-name="Times new Roman" fo:font-size="13pt" fo:font-weight="bold" officeooo:rsid="000684a2" officeooo:paragraph-rsid="000684a2" style:font-size-asian="11.3500003814697pt" style:font-weight-asian="bold" style:font-size-complex="13pt" style:font-weight-complex="bold"/>
    </style:style>
    <style:style style:name="P68" style:family="paragraph" style:parent-style-name="Standard">
      <style:paragraph-properties fo:text-align="start" style:justify-single-word="false"/>
      <style:text-properties style:font-name="Times new Roman" fo:font-size="13pt" fo:font-weight="bold" officeooo:rsid="003f2d6a" officeooo:paragraph-rsid="003f2d6a" style:font-size-asian="11.3500003814697pt" style:font-weight-asian="bold" style:font-size-complex="13pt" style:font-weight-complex="bold"/>
    </style:style>
    <style:style style:name="P69" style:family="paragraph" style:parent-style-name="Standard">
      <style:paragraph-properties fo:text-align="center" style:justify-single-word="false"/>
      <style:text-properties style:font-name="Times new Roman" fo:font-size="13pt" fo:font-weight="bold" officeooo:rsid="00324601" officeooo:paragraph-rsid="000684a2" style:font-size-asian="13pt" style:font-weight-asian="bold" style:font-size-complex="13pt" style:font-weight-complex="bold"/>
    </style:style>
    <style:style style:name="P70" style:family="paragraph" style:parent-style-name="Standard">
      <style:paragraph-properties fo:text-align="start" style:justify-single-word="false"/>
      <style:text-properties style:font-name="Times new Roman" fo:font-size="13pt" fo:font-weight="bold" officeooo:rsid="000684a2" officeooo:paragraph-rsid="000684a2" style:font-size-asian="13pt" style:font-weight-asian="bold" style:font-size-complex="13pt" style:font-weight-complex="bold"/>
    </style:style>
    <style:style style:name="P71" style:family="paragraph" style:parent-style-name="Standard">
      <style:paragraph-properties fo:text-align="start" style:justify-single-word="false"/>
      <style:text-properties style:font-name="Times new Roman" fo:font-size="13pt" fo:font-weight="normal" officeooo:rsid="0027b2a0" officeooo:paragraph-rsid="00261838" style:font-size-asian="13pt" style:font-weight-asian="normal" style:font-size-complex="13pt" style:font-weight-complex="normal"/>
    </style:style>
    <style:style style:name="P72" style:family="paragraph" style:parent-style-name="Standard">
      <style:paragraph-properties fo:text-align="start" style:justify-single-word="false"/>
      <style:text-properties style:font-name="Times new Roman" fo:font-size="13pt" officeooo:rsid="00324601" officeooo:paragraph-rsid="000684a2" style:font-size-asian="11.3500003814697pt" style:font-size-complex="13pt"/>
    </style:style>
    <style:style style:name="P73" style:family="paragraph" style:parent-style-name="Standard">
      <style:paragraph-properties fo:text-align="start" style:justify-single-word="false"/>
      <style:text-properties style:font-name="Times new Roman" fo:font-size="13pt" officeooo:rsid="000684a2" officeooo:paragraph-rsid="000684a2" style:font-size-asian="11.3500003814697pt" style:font-size-complex="13pt"/>
    </style:style>
    <style:style style:name="P74" style:family="paragraph" style:parent-style-name="Standard">
      <style:paragraph-properties fo:text-align="start" style:justify-single-word="false"/>
      <style:text-properties style:font-name="Times new Roman" fo:font-size="13pt" officeooo:rsid="000684a2" officeooo:paragraph-rsid="003dc34a" style:font-size-asian="11.3500003814697pt" style:font-size-complex="13pt"/>
    </style:style>
    <style:style style:name="P75" style:family="paragraph" style:parent-style-name="Standard">
      <style:paragraph-properties fo:text-align="start" style:justify-single-word="false"/>
      <style:text-properties style:font-name="Times new Roman" fo:font-size="13pt" officeooo:rsid="000684a2" officeooo:paragraph-rsid="003f2d6a" style:font-size-asian="11.3500003814697pt" style:font-size-complex="13pt"/>
    </style:style>
    <style:style style:name="P76" style:family="paragraph" style:parent-style-name="Standard">
      <style:paragraph-properties fo:text-align="start" style:justify-single-word="false"/>
      <style:text-properties style:font-name="Times new Roman" fo:font-size="13pt" officeooo:rsid="003dc34a" officeooo:paragraph-rsid="003dc34a" style:font-size-asian="11.3500003814697pt" style:font-size-complex="13pt"/>
    </style:style>
    <style:style style:name="P77" style:family="paragraph" style:parent-style-name="Standard">
      <style:paragraph-properties fo:text-align="start" style:justify-single-word="false"/>
      <style:text-properties style:font-name="Times new Roman" fo:font-size="13pt" officeooo:rsid="003dc34a" officeooo:paragraph-rsid="003ddf10" style:font-size-asian="11.3500003814697pt" style:font-size-complex="13pt"/>
    </style:style>
    <style:style style:name="P78" style:family="paragraph" style:parent-style-name="Standard">
      <style:paragraph-properties fo:text-align="start" style:justify-single-word="false"/>
      <style:text-properties style:font-name="Times new Roman" fo:font-size="13pt" officeooo:rsid="003f2d6a" officeooo:paragraph-rsid="003f2d6a" style:font-size-asian="11.3500003814697pt" style:font-size-complex="13pt"/>
    </style:style>
    <style:style style:name="P79" style:family="paragraph" style:parent-style-name="Standard">
      <style:paragraph-properties fo:text-align="center" style:justify-single-word="false"/>
      <style:text-properties style:font-name="Times new Roman" fo:font-size="13pt" officeooo:rsid="003f2d6a" officeooo:paragraph-rsid="003f2d6a" style:font-size-asian="11.3500003814697pt" style:font-size-complex="13pt"/>
    </style:style>
    <style:style style:name="P80" style:family="paragraph" style:parent-style-name="Standard">
      <style:paragraph-properties fo:text-align="start" style:justify-single-word="false"/>
      <style:text-properties style:font-name="Times new Roman" fo:font-size="13pt" officeooo:rsid="000684a2" officeooo:paragraph-rsid="000684a2" style:font-size-asian="13pt" style:font-size-complex="13pt"/>
    </style:style>
    <style:style style:name="P81" style:family="paragraph" style:parent-style-name="Standard">
      <style:paragraph-properties fo:text-align="start" style:justify-single-word="false"/>
      <style:text-properties style:font-name="Times new Roman" fo:font-size="12pt" fo:font-weight="normal" officeooo:rsid="0027b2a0" officeooo:paragraph-rsid="00261838" style:font-size-asian="12pt" style:font-weight-asian="normal" style:font-size-complex="12pt" style:font-weight-complex="normal"/>
    </style:style>
    <style:style style:name="P82" style:family="paragraph" style:parent-style-name="Standard">
      <style:paragraph-properties fo:text-align="start" style:justify-single-word="false"/>
      <style:text-properties style:font-name="Times new Roman" fo:font-size="12pt" officeooo:rsid="002d63f4" officeooo:paragraph-rsid="002d63f4" style:font-size-asian="12pt" style:font-size-complex="12pt"/>
    </style:style>
    <style:style style:name="P83" style:family="paragraph" style:parent-style-name="Standard">
      <style:paragraph-properties fo:text-align="start" style:justify-single-word="false"/>
      <style:text-properties style:font-name="Times new Roman" fo:font-size="12pt" officeooo:rsid="000684a2" officeooo:paragraph-rsid="000684a2" style:font-size-asian="12pt" style:font-size-complex="12pt"/>
    </style:style>
    <style:style style:name="P84" style:family="paragraph" style:parent-style-name="Standard">
      <style:paragraph-properties fo:text-align="start" style:justify-single-word="false"/>
      <style:text-properties style:font-name="Times new Roman" fo:font-size="12pt" officeooo:rsid="003dc34a" officeooo:paragraph-rsid="003dc34a" style:font-size-asian="12pt" style:font-size-complex="12pt"/>
    </style:style>
    <style:style style:name="P85" style:family="paragraph" style:parent-style-name="Standard">
      <style:paragraph-properties fo:text-align="center" style:justify-single-word="false"/>
      <style:text-properties style:font-name="Times new Roman" fo:font-size="14pt" fo:font-weight="bold" officeooo:rsid="003f2d6a" officeooo:paragraph-rsid="003f2d6a" style:font-size-asian="14pt" style:font-weight-asian="bold" style:font-size-complex="14pt" style:font-weight-complex="bold"/>
    </style:style>
    <style:style style:name="P86" style:family="paragraph" style:parent-style-name="Standard">
      <style:paragraph-properties fo:text-align="start" style:justify-single-word="false"/>
      <style:text-properties style:font-name="Times new Roman" fo:font-size="14pt" fo:font-weight="bold" officeooo:rsid="003f2d6a" officeooo:paragraph-rsid="003dc34a" style:font-size-asian="14pt" style:font-weight-asian="bold" style:font-size-complex="14pt" style:font-weight-complex="bold"/>
    </style:style>
    <style:style style:name="P87" style:family="paragraph" style:parent-style-name="Standard">
      <style:paragraph-properties fo:text-align="start" style:justify-single-word="false"/>
      <style:text-properties officeooo:paragraph-rsid="000684a2"/>
    </style:style>
    <style:style style:name="P88" style:family="paragraph" style:parent-style-name="Standard">
      <style:paragraph-properties fo:text-align="start" style:justify-single-word="false"/>
      <style:text-properties officeooo:paragraph-rsid="003f2d6a"/>
    </style:style>
    <style:style style:name="P89" style:family="paragraph" style:parent-style-name="Standard">
      <style:paragraph-properties fo:text-align="start" style:justify-single-word="false"/>
      <style:text-properties fo:font-size="12pt" officeooo:paragraph-rsid="0035a8de" style:font-size-asian="12pt" style:font-size-complex="12pt"/>
    </style:style>
    <style:style style:name="P90" style:family="paragraph" style:parent-style-name="Standard">
      <style:paragraph-properties fo:text-align="start" style:justify-single-word="false"/>
      <style:text-properties fo:font-size="12pt" officeooo:paragraph-rsid="003f2d6a" style:font-size-asian="12pt" style:font-size-complex="12pt"/>
    </style:style>
    <style:style style:name="P91" style:family="paragraph" style:parent-style-name="Standard">
      <style:text-properties style:font-name="Times new Roman" fo:font-size="12pt" style:font-size-asian="12pt" style:font-size-complex="12pt"/>
    </style:style>
    <style:style style:name="P92" style:family="paragraph" style:parent-style-name="Standard">
      <style:paragraph-properties fo:text-align="start" style:justify-single-word="false"/>
      <style:text-properties style:font-name="Times new Roman" fo:font-size="12pt" officeooo:rsid="000684a2" officeooo:paragraph-rsid="000684a2" style:font-size-asian="12pt" style:font-size-complex="12pt"/>
    </style:style>
    <style:style style:name="P93" style:family="paragraph" style:parent-style-name="Standard">
      <style:paragraph-properties fo:text-align="start" style:justify-single-word="false"/>
      <style:text-properties style:font-name="Times new Roman" fo:font-size="12pt" officeooo:rsid="000684a2" officeooo:paragraph-rsid="003bc382" style:font-size-asian="12pt" style:font-size-complex="12pt"/>
    </style:style>
    <style:style style:name="P94" style:family="paragraph" style:parent-style-name="Standard">
      <style:paragraph-properties fo:text-align="start" style:justify-single-word="false"/>
      <style:text-properties style:font-name="Times new Roman" fo:font-size="13pt" fo:font-weight="bold" officeooo:rsid="000684a2" officeooo:paragraph-rsid="000684a2" style:font-size-asian="13pt" style:font-weight-asian="bold" style:font-size-complex="13pt" style:font-weight-complex="bold"/>
    </style:style>
    <style:style style:name="P95" style:family="paragraph" style:parent-style-name="Standard">
      <style:paragraph-properties fo:text-align="start" style:justify-single-word="false"/>
      <style:text-properties style:font-name="Times new roman" officeooo:paragraph-rsid="000684a2"/>
    </style:style>
    <style:style style:name="P96" style:family="paragraph" style:parent-style-name="Standard">
      <style:paragraph-properties fo:text-align="start" style:justify-single-word="false"/>
      <style:text-properties style:font-name="Times new roman" officeooo:rsid="0038cbe3" officeooo:paragraph-rsid="0038cbe3"/>
    </style:style>
    <style:style style:name="P97" style:family="paragraph" style:parent-style-name="Text_20_body">
      <style:paragraph-properties fo:text-align="center" style:justify-single-word="false"/>
      <style:text-properties style:font-name="Times new Roman" fo:font-size="13pt" officeooo:rsid="003f2d6a" officeooo:paragraph-rsid="00421b66" style:font-size-asian="11.3500003814697pt" style:font-size-complex="13pt"/>
    </style:style>
    <style:style style:name="P98" style:family="paragraph" style:parent-style-name="Text_20_body">
      <style:paragraph-properties fo:text-align="center" style:justify-single-word="false"/>
      <style:text-properties style:font-name="Times new Roman" fo:font-size="13pt" fo:font-weight="bold" officeooo:rsid="003f2d6a" officeooo:paragraph-rsid="00421b66" style:font-size-asian="11.3500003814697pt" style:font-weight-asian="bold" style:font-size-complex="13pt" style:font-weight-complex="bold"/>
    </style:style>
    <style:style style:name="P99" style:family="paragraph" style:parent-style-name="Text_20_body">
      <style:paragraph-properties fo:text-align="start" style:justify-single-word="false"/>
      <style:text-properties style:font-name="Times new Roman" fo:font-size="12pt" officeooo:rsid="003f2d6a" officeooo:paragraph-rsid="00421b66" style:font-size-asian="12pt" style:font-size-complex="12pt"/>
    </style:style>
    <style:style style:name="P100" style:family="paragraph" style:parent-style-name="Text_20_body">
      <style:paragraph-properties fo:text-align="start" style:justify-single-word="false"/>
      <style:text-properties style:font-name="Times new Roman" fo:font-size="12pt" fo:font-weight="normal" officeooo:rsid="003f2d6a" officeooo:paragraph-rsid="0043a154" style:font-size-asian="12pt" style:font-weight-asian="normal" style:font-size-complex="12pt" style:font-weight-complex="normal"/>
    </style:style>
    <style:style style:name="P101" style:family="paragraph" style:parent-style-name="Text_20_body">
      <style:paragraph-properties fo:text-align="start" style:justify-single-word="false"/>
      <style:text-properties style:font-name="Times new Roman" fo:font-size="12pt" fo:font-weight="normal" officeooo:rsid="0043a154" officeooo:paragraph-rsid="0043a154" style:font-size-asian="12pt" style:font-weight-asian="normal" style:font-size-complex="12pt" style:font-weight-complex="normal"/>
    </style:style>
    <style:style style:name="P102" style:family="paragraph" style:parent-style-name="Text_20_body">
      <style:paragraph-properties fo:text-align="start" style:justify-single-word="false"/>
      <style:text-properties officeooo:paragraph-rsid="0043a154"/>
    </style:style>
    <style:style style:name="P103" style:family="paragraph" style:parent-style-name="Text_20_body">
      <style:paragraph-properties fo:text-align="start" style:justify-single-word="false"/>
      <style:text-properties officeooo:paragraph-rsid="0043b2fb"/>
    </style:style>
    <style:style style:name="T1" style:family="text">
      <style:text-properties officeooo:rsid="000711bf"/>
    </style:style>
    <style:style style:name="T2" style:family="text">
      <style:text-properties officeooo:rsid="000aa384"/>
    </style:style>
    <style:style style:name="T3" style:family="text">
      <style:text-properties fo:font-size="12pt" style:font-size-asian="12pt" style:font-size-complex="12pt"/>
    </style:style>
    <style:style style:name="T4" style:family="text">
      <style:text-properties fo:font-size="12pt" officeooo:rsid="00158a18" style:font-size-asian="12pt" style:font-size-complex="12pt"/>
    </style:style>
    <style:style style:name="T5" style:family="text">
      <style:text-properties fo:font-size="12pt" officeooo:rsid="0018965c" style:font-size-asian="12pt" style:font-size-complex="12pt"/>
    </style:style>
    <style:style style:name="T6" style:family="text">
      <style:text-properties fo:font-size="12pt" officeooo:rsid="000684a2" style:font-size-asian="12pt" style:font-size-complex="12pt"/>
    </style:style>
    <style:style style:name="T7" style:family="text">
      <style:text-properties fo:font-size="12pt" officeooo:rsid="0038bf1c" style:font-size-asian="12pt" style:font-size-complex="12pt"/>
    </style:style>
    <style:style style:name="T8" style:family="text">
      <style:text-properties fo:font-size="12pt" officeooo:rsid="0038cbe3" style:font-size-asian="12pt" style:font-size-complex="12pt"/>
    </style:style>
    <style:style style:name="T9" style:family="text">
      <style:text-properties fo:font-size="12pt" officeooo:rsid="003dc34a" style:font-size-asian="12pt" style:font-size-complex="12pt"/>
    </style:style>
    <style:style style:name="T10" style:family="text">
      <style:text-properties fo:font-weight="normal" style:font-weight-asian="normal" style:font-weight-complex="normal"/>
    </style:style>
    <style:style style:name="T11" style:family="text">
      <style:text-properties fo:font-weight="normal" officeooo:rsid="000aa384" style:font-weight-asian="normal" style:font-weight-complex="normal"/>
    </style:style>
    <style:style style:name="T12" style:family="text">
      <style:text-properties fo:font-weight="normal" officeooo:rsid="000684a2" style:font-weight-asian="normal" style:font-weight-complex="normal"/>
    </style:style>
    <style:style style:name="T13" style:family="text">
      <style:text-properties fo:font-weight="normal" officeooo:rsid="002468b2" style:font-weight-asian="normal" style:font-weight-complex="normal"/>
    </style:style>
    <style:style style:name="T14" style:family="text">
      <style:text-properties fo:font-weight="normal" officeooo:rsid="0022cc1e" style:font-weight-asian="normal" style:font-weight-complex="normal"/>
    </style:style>
    <style:style style:name="T15" style:family="text">
      <style:text-properties fo:font-weight="normal" officeooo:rsid="0024d1ec" style:font-weight-asian="normal" style:font-weight-complex="normal"/>
    </style:style>
    <style:style style:name="T16" style:family="text">
      <style:text-properties fo:font-weight="normal" officeooo:rsid="00261838" style:font-weight-asian="normal" style:font-weight-complex="normal"/>
    </style:style>
    <style:style style:name="T17" style:family="text">
      <style:text-properties fo:font-weight="normal" officeooo:rsid="0027b2a0" style:font-weight-asian="normal" style:font-weight-complex="normal"/>
    </style:style>
    <style:style style:name="T18" style:family="text">
      <style:text-properties officeooo:rsid="000bc286"/>
    </style:style>
    <style:style style:name="T19" style:family="text">
      <style:text-properties style:font-name="Times new Roman"/>
    </style:style>
    <style:style style:name="T20" style:family="text">
      <style:text-properties style:font-name="Times new Roman" fo:font-size="13pt" officeooo:rsid="0013abde" style:font-size-asian="11.3500003814697pt" style:font-size-complex="13pt"/>
    </style:style>
    <style:style style:name="T21" style:family="text">
      <style:text-properties style:font-name="Times new Roman" fo:font-size="13pt" officeooo:rsid="003dc34a" style:font-size-asian="11.3500003814697pt" style:font-size-complex="13pt"/>
    </style:style>
    <style:style style:name="T22" style:family="text">
      <style:text-properties style:font-name="Times new Roman" fo:font-size="13pt" officeooo:rsid="003f2d6a" style:font-size-asian="11.3500003814697pt" style:font-size-complex="13pt"/>
    </style:style>
    <style:style style:name="T23" style:family="text">
      <style:text-properties style:font-name="Times new Roman" fo:font-size="13pt" officeooo:rsid="00412362" style:font-size-asian="11.3500003814697pt" style:font-size-complex="13pt"/>
    </style:style>
    <style:style style:name="T24" style:family="text">
      <style:text-properties style:font-name="Times new Roman" officeooo:rsid="0018965c"/>
    </style:style>
    <style:style style:name="T25" style:family="text">
      <style:text-properties style:font-name="Times new Roman" officeooo:rsid="00198f7b"/>
    </style:style>
    <style:style style:name="T26" style:family="text">
      <style:text-properties style:font-name="Times new Roman" officeooo:rsid="001b9ce7"/>
    </style:style>
    <style:style style:name="T27" style:family="text">
      <style:text-properties style:font-name="Times new Roman" officeooo:rsid="000684a2"/>
    </style:style>
    <style:style style:name="T28" style:family="text">
      <style:text-properties style:font-name="Times new Roman" officeooo:rsid="001d90de"/>
    </style:style>
    <style:style style:name="T29" style:family="text">
      <style:text-properties style:font-name="Times new Roman" officeooo:rsid="001f5f4d"/>
    </style:style>
    <style:style style:name="T30" style:family="text">
      <style:text-properties style:font-name="Times new Roman" officeooo:rsid="001fd343"/>
    </style:style>
    <style:style style:name="T31" style:family="text">
      <style:text-properties style:font-name="Times new Roman" officeooo:rsid="00203388"/>
    </style:style>
    <style:style style:name="T32" style:family="text">
      <style:text-properties style:font-name="Times new Roman" fo:font-weight="normal" officeooo:rsid="0027b2a0" style:font-weight-asian="normal" style:font-weight-complex="normal"/>
    </style:style>
    <style:style style:name="T33" style:family="text">
      <style:text-properties style:font-name="Times new Roman" fo:font-weight="normal" officeooo:rsid="00324601" style:font-weight-asian="normal" style:font-weight-complex="normal"/>
    </style:style>
    <style:style style:name="T34" style:family="text">
      <style:text-properties style:font-name="Times new Roman" fo:font-weight="normal" officeooo:rsid="00331ae4" style:font-weight-asian="normal" style:font-weight-complex="normal"/>
    </style:style>
    <style:style style:name="T35" style:family="text">
      <style:text-properties style:font-name="Times new Roman" fo:font-weight="normal" officeooo:rsid="0035a8de" style:font-weight-asian="normal" style:font-weight-complex="normal"/>
    </style:style>
    <style:style style:name="T36" style:family="text">
      <style:text-properties style:font-name="Times new Roman" fo:font-weight="normal" officeooo:rsid="00379837" style:font-weight-asian="normal" style:font-weight-complex="normal"/>
    </style:style>
    <style:style style:name="T37" style:family="text">
      <style:text-properties style:font-name="Times new Roman" fo:font-weight="bold" officeooo:rsid="0027b2a0" style:font-weight-asian="bold" style:font-weight-complex="bold"/>
    </style:style>
    <style:style style:name="T38" style:family="text">
      <style:text-properties style:font-name="Times new Roman" officeooo:rsid="0028ba73"/>
    </style:style>
    <style:style style:name="T39" style:family="text">
      <style:text-properties style:font-name="Times new Roman" officeooo:rsid="002901f0"/>
    </style:style>
    <style:style style:name="T40" style:family="text">
      <style:text-properties style:font-name="Times new Roman" officeooo:rsid="0029bec2"/>
    </style:style>
    <style:style style:name="T41" style:family="text">
      <style:text-properties style:font-name="Times new Roman" officeooo:rsid="00324601"/>
    </style:style>
    <style:style style:name="T42" style:family="text">
      <style:text-properties style:font-name="Times new Roman" officeooo:rsid="00308e40"/>
    </style:style>
    <style:style style:name="T43" style:family="text">
      <style:text-properties style:font-name="Times new Roman" officeooo:rsid="00317c76"/>
    </style:style>
    <style:style style:name="T44" style:family="text">
      <style:text-properties style:font-name="Times new Roman" fo:font-size="12pt" fo:font-weight="normal" style:font-size-asian="12pt" style:font-weight-asian="normal" style:font-size-complex="12pt" style:font-weight-complex="normal"/>
    </style:style>
    <style:style style:name="T45" style:family="text">
      <style:text-properties style:font-name="Times new Roman" fo:font-size="12pt" fo:font-weight="normal" officeooo:rsid="0043a154" style:font-size-asian="12pt" style:font-weight-asian="normal" style:font-size-complex="12pt" style:font-weight-complex="normal"/>
    </style:style>
    <style:style style:name="T46" style:family="text">
      <style:text-properties style:font-name="Times new Roman" fo:font-size="12pt" fo:font-weight="normal" officeooo:rsid="0043b2fb" style:font-size-asian="12pt" style:font-weight-asian="normal" style:font-size-complex="12pt" style:font-weight-complex="normal"/>
    </style:style>
    <style:style style:name="T47" style:family="text">
      <style:text-properties style:font-name="Times new Roman" officeooo:rsid="003f2d6a"/>
    </style:style>
    <style:style style:name="T48" style:family="text">
      <style:text-properties style:font-name="Times new Roman" officeooo:rsid="00412362"/>
    </style:style>
    <style:style style:name="T49" style:family="text">
      <style:text-properties officeooo:rsid="000d58cd"/>
    </style:style>
    <style:style style:name="T50" style:family="text">
      <style:text-properties officeooo:rsid="000dbbbd"/>
    </style:style>
    <style:style style:name="T51" style:family="text">
      <style:text-properties officeooo:rsid="000dc299"/>
    </style:style>
    <style:style style:name="T52" style:family="text">
      <style:text-properties officeooo:rsid="000f96b0"/>
    </style:style>
    <style:style style:name="T53" style:family="text">
      <style:text-properties officeooo:rsid="001178db"/>
    </style:style>
    <style:style style:name="T54" style:family="text">
      <style:text-properties officeooo:rsid="0013abde"/>
    </style:style>
    <style:style style:name="T55" style:family="text">
      <style:text-properties fo:font-size="13pt" officeooo:rsid="0013abde" style:font-size-asian="11.3500003814697pt" style:font-size-complex="13pt"/>
    </style:style>
    <style:style style:name="T56" style:family="text">
      <style:text-properties fo:font-size="13pt" style:font-size-asian="13pt" style:font-size-complex="13pt"/>
    </style:style>
    <style:style style:name="T57" style:family="text">
      <style:text-properties officeooo:rsid="00158a18"/>
    </style:style>
    <style:style style:name="T58" style:family="text">
      <style:text-properties officeooo:rsid="0018965c"/>
    </style:style>
    <style:style style:name="T59" style:family="text">
      <style:text-properties officeooo:rsid="001b9ce7"/>
    </style:style>
    <style:style style:name="T60" style:family="text">
      <style:text-properties officeooo:rsid="001d90de"/>
    </style:style>
    <style:style style:name="T61" style:family="text">
      <style:text-properties officeooo:rsid="001f5f4d"/>
    </style:style>
    <style:style style:name="T62" style:family="text">
      <style:text-properties officeooo:rsid="001fd343"/>
    </style:style>
    <style:style style:name="T63" style:family="text">
      <style:text-properties officeooo:rsid="00203388"/>
    </style:style>
    <style:style style:name="T64" style:family="text">
      <style:text-properties officeooo:rsid="00222593"/>
    </style:style>
    <style:style style:name="T65" style:family="text">
      <style:text-properties fo:font-weight="bold" style:font-weight-asian="bold" style:font-weight-complex="bold"/>
    </style:style>
    <style:style style:name="T66" style:family="text">
      <style:text-properties officeooo:rsid="0024d1ec"/>
    </style:style>
    <style:style style:name="T67" style:family="text">
      <style:text-properties officeooo:rsid="0029bec2"/>
    </style:style>
    <style:style style:name="T68" style:family="text">
      <style:text-properties officeooo:rsid="002bb413"/>
    </style:style>
    <style:style style:name="T69" style:family="text">
      <style:text-properties officeooo:rsid="002d63f4"/>
    </style:style>
    <style:style style:name="T70" style:family="text">
      <style:text-properties officeooo:rsid="002f0405"/>
    </style:style>
    <style:style style:name="T71" style:family="text">
      <style:text-properties officeooo:rsid="00379837"/>
    </style:style>
    <style:style style:name="T72" style:family="text">
      <style:text-properties officeooo:rsid="0037f4ac"/>
    </style:style>
    <style:style style:name="T73" style:family="text">
      <style:text-properties officeooo:rsid="0038bf1c"/>
    </style:style>
    <style:style style:name="T74" style:family="text">
      <style:text-properties officeooo:rsid="0038cbe3"/>
    </style:style>
    <style:style style:name="T75" style:family="text">
      <style:text-properties style:font-name="Times new Roman" fo:font-size="12pt" officeooo:rsid="000684a2" style:font-size-asian="12pt" style:font-size-complex="12pt"/>
    </style:style>
    <style:style style:name="T76" style:family="text">
      <style:text-properties style:font-name="Times new Roman" fo:font-size="12pt" officeooo:rsid="0038cbe3" style:font-size-asian="12pt" style:font-size-complex="12pt"/>
    </style:style>
    <style:style style:name="T77" style:family="text">
      <style:text-properties style:font-name="Times new Roman" fo:font-size="12pt" officeooo:rsid="003a8e6c" style:font-size-asian="12pt" style:font-size-complex="12pt"/>
    </style:style>
    <style:style style:name="T78" style:family="text">
      <style:text-properties officeooo:rsid="003a8e6c"/>
    </style:style>
    <style:style style:name="T79" style:family="text">
      <style:text-properties officeooo:rsid="003bc382"/>
    </style:style>
    <style:style style:name="T80" style:family="text">
      <style:text-properties officeooo:rsid="003dc34a"/>
    </style:style>
    <style:style style:name="T81" style:family="text">
      <style:text-properties officeooo:rsid="003ddf10"/>
    </style:style>
    <style:style style:name="T82" style:family="text">
      <style:text-properties officeooo:rsid="003f2d6a"/>
    </style:style>
    <style:style style:name="T83" style:family="text">
      <style:text-properties officeooo:rsid="00421b66"/>
    </style:style>
    <style:style style:name="T84" style:family="text">
      <style:text-properties officeooo:rsid="004395b0"/>
    </style:style>
    <style:style style:name="T85" style:family="text">
      <style:text-properties officeooo:rsid="0043a154"/>
    </style:style>
    <style:style style:name="T86" style:family="text">
      <style:text-properties officeooo:rsid="0043b2f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Τεχνολογιες Διαδικτυου</text:p>
      <text:p text:style-name="P8"><text:tab/>Μαυροπουλος Ανδρεας (217129)</text:p>
      <text:p text:style-name="P8"/>
      <text:p text:style-name="P9">Secure Shell Protocol</text:p>
      <text:p text:style-name="P62"/>
      <text:p text:style-name="P61">Τo Secure Shell (ssh) είναι ένα πρωτόκολλο κρυπτογράφησης δικτύου που παρέχει στους χρήστε<text:span text:style-name="T1">ς</text:span>, την δυνατότητά σύνδεσής ,εκτέλ<text:span text:style-name="T2">ε</text:span>σ<text:span text:style-name="T2">η</text:span>ς και μεταφοράς αρχείων μέσω ενός ασφαλές και κρυπτογραφημένο<text:span text:style-name="T1">υ</text:span> δίκτυο<text:span text:style-name="T1">υ</text:span>. Το πρωτόκολλο SSH αποτελείτε από 3 βασικά στοιχεία: <text:span text:style-name="T18">1.</text:span>Transport Layer protocol που παρέχει έλεγχο ταυτότητάς διακομιστή , εμπιστευτικότητα και ακεραιότητά με πολύ κάλο forward secrecy. <text:span text:style-name="T49">2.User Authentication Protocol που επικυρώνει τον πέλατη στον διακομιστή. 3. Conecction protocol που πολλαπλασιάζει το encrypted tunnel σε πολλα logical channels. </text:span><text:span text:style-name="T50">Περαιτέρω το <text:s/>Transport Layer Protocol <text:s/>προσφέρει και συμπίεση, θα εκτελείτε συνήθως πάνω σε μια TCP/IP σύνδεση , αλλα μπορει <text:s/>μπορεί επίσης να χρησιμοποιηθεί πάνω από οποιαδήποτε </text:span>άλλο αξιόπιστο <text:span text:style-name="T50">data stream</text:span>. <text:span text:style-name="T50">Το User Authentication Protocol εκτελείτε πανω απο το Transport Layer Protocol, και το Connection Protocol εκτελείτε πανω απο το Authentication Protocol. </text:span><text:span text:style-name="T51">Το ssh πρωτόκολλο επιτρέπει την πλήρη διαπραγμάτευση της κρυπτογράφησης, της ακεραιότητας (integrity) , του κλειδιού </text:span>ανταλλαγή<text:span text:style-name="T51">ς</text:span>,<text:span text:style-name="T51">και του δήμοσιου κλειδιού. Ετσι λοιπόν μπορει η </text:span><text:s text:c="2"/>κρυπτογράφηση, η ακεραιότητα, <text:span text:style-name="T51"><text:s/></text:span>το δημόσιο κλειδί και οι αλγόριθμοι συμπίεσης μπορούν να είναι διαφορετικά για κάθε κατεύθυνση. <text:span text:style-name="T51">Για αυτούς τους λόγους πιστεύουν οτι το πρωτόκολλο με την πάροδο του χρόνου θα εξελιχθεί και <text:s/>εταιριες θα </text:span>χρησιμοποιούν <text:span text:style-name="T51">την δικιά τους κρυπτογράφηση. Από την άλλη πλευρά, η απουσία κεντρικής εγγραφής οδηγεί σε συγκρούσεις καθιστώντας δύσκολη τη διαλειτουργικότητα. </text:span>Ο πρωταρχικός στόχος του πρωτοκόλλου SSH είναι η βελτίωση της ασφάλειας στο Διαδίκτυο. <text:span text:style-name="T52">Προσπαθεί να το κάνει αυτο με έναν τρόπο που είναι εύκολο να αναπτυχθεί, ακόμη και με το κόστος της απόλθτης ασφάλειας.</text:span></text:p>
      <text:p text:style-name="Standard"/>
      <text:p text:style-name="P52"/>
      <text:p text:style-name="P53">Σε <text:span text:style-name="T53">ποιο πρόσφατες εκδόσεις οι κρυπτογραφικοί αλγόριθμοι εχουν αλλάξει. Τα πιο δημοφιλή πρωτόκολλα που χρησιμοποιούνται για την ασφαλή επικοινωνία μέσω του Διαδικτύου τωρα, ειναι τα εξής: Τransport Layer Security <text:s/>Protocol (TLS), Signal Protocol,Internet Key Exchange (IKE) Protocol , Secure Shell (ssh) Protocol και Secure Multipurpose Internet Mail Extesnions( S/MIME).</text:span></text:p>
      <text:p text:style-name="P54">Κάθε πρωτόκολλο επικοινωνίας χρησιμοποιεί ορισμένους αλγόριθμους για την επίτευξη ανταλλαγής κλειδιών , confidentiality, authentication , integrity, digital signature. Κάθενα απο αυτα τα πρωτόκολλα κυκλοφορούν με νεές εκδόσεις για να συμβαδίσουν με της υπερσύγχρονες τεχνικές κρυπτογραφίας.</text:p>
      <text:p text:style-name="P11"/>
      <text:p text:style-name="P11"/>
      <text:p text:style-name="P29"/>
      <text:p text:style-name="P19"><text:span text:style-name="T53">1</text:span>. Transport Layer Security (TLS 1.3)</text:p>
      <text:p text:style-name="P31">Το Transport Layer Security Protocol είναι πρότυπο για την εξασφάλιση επικοινωνίων στον Παγκόσμιο Ιστό. Αρχικά είχε κυκλοφορήσει ως Secure Socket Layer (SSL) <text:s/>από την Netscape Communications το 1995. Με τα χρόνια το πρωτόκολλο εχει βγάλει καινούργιες εκδόσεις καθιστώντας το πιο ασφαλή.</text:p>
      <text:p text:style-name="P29"><text:s/></text:p>
      <text:p text:style-name="P21">2. Signal Protocol</text:p>
      <text:p text:style-name="P25">Το Signal Protocol είναι ενα cryptographic πρωτόκολλο ανταλλαγής μηνυμάτων που παρέχει κρυπτογράφηση από άκρο σε άκρο (E2EE) για άμεση ανταλλαγή μηνυμάτων</text:p>
      <text:p text:style-name="P11"/>
      <text:p text:style-name="P11"><text:soft-page-break/></text:p>
      <text:p text:style-name="P21">3. Internet Key Exchange (IKEv3)</text:p>
      <text:p text:style-name="P11"/>
      <text:p text:style-name="P31">Το Key Exchange Protocol χρησιμοποιείται για τη δημιουργία συσχετίσεων ασφαλείας για τα πρωτόκολλα Ipsec. Χρησιμοποιεί ορισμένα cryptographic primitives για να επιτύχει τους στόχους της δημιουργίας κλειδιών, των έλεγχο ταυτότητας και ασφάλεια.</text:p>
      <text:p text:style-name="P31"/>
      <text:p text:style-name="P31"/>
      <text:p text:style-name="P22">4. Secure Shell (SSHv2)</text:p>
      <text:p text:style-name="P11"/>
      <text:p text:style-name="P51">Το Secure Shell είναι ενα <text:s/>application layer πρωτόκολλο που επιτρέπει σε έναν υπολογιστή με ασφάλεια να συνδεθεί σε εναν άλλον υπολογιστή μέσω ενός μη ασφαλούς δικτύου,οπως το Διαδίκτυο, έχοντας κανονίσει εναν τρόπο επικοινωνίας. <text:span text:style-name="T54">Τ</text:span><text:span text:style-name="T55">ο SSHv2 παρέχει έλεγχο ταυτότητας δημόσιου κλειδιού και χρησιμοποιεί <text:s/>cryptographically strong Message Authentication Code (MAC) αλγόριθμους για την παροχή ακεραιότητας(integrity) και προέλευση δεδομένων </text:span><text:span text:style-name="T20">διασφάλισης (data origin assurance).</text:span></text:p>
      <text:p text:style-name="P11"/>
      <text:p text:style-name="P16"><text:span text:style-name="T54">5.</text:span> Secure / Multipurpose Internet Mail Extension (S/MIME v4.0)</text:p>
      <text:p text:style-name="P11"/>
      <text:p text:style-name="P50"><text:span text:style-name="T3">To S/MIME <text:s/>είναι ένα ευρέως αποδεκτό πρωτόκολλο για την αποστολή ψηφιακά υπογεγραμμένων και κρυπτογραφημένων μηνυμάτων</text:span>.Το S/MIME σάς επιτρέπει να κρυπτογραφείτε τα μηνύματα ηλεκτρονικού ταχυδρομείου <text:span text:style-name="T54">(email)</text:span> και να τα υπογράφετε ψηφιακά</text:p>
      <text:p text:style-name="P45"/>
      <text:p text:style-name="P19"><text:span text:style-name="T54">6</text:span>. Authenticated Encryption (AE) Scheme</text:p>
      <text:p text:style-name="P24">To Auntenticated Encryption Scheme προσφέρει ταυτοποίηση.Το block cipher παρέχει εμπιστευτικότητα, αλλά δεν προστατεύει από τυχαία τροποποίηση ή κακόβουλη αλλοίωση.</text:p>
      <text:p text:style-name="P11"/>
      <text:p text:style-name="P11"/>
      <text:p text:style-name="P11"/>
      <text:p text:style-name="P20"><text:s/><text:span text:style-name="T57">Συγχρονες Εφαρμογες που χρησημοποιουν SSH</text:span></text:p>
      <text:p text:style-name="P20"/>
      <text:p text:style-name="P6"><text:span text:style-name="T3">Μια σύγχρονή εφαρμογή που χρησιμοποιεί ssh είναι το Maze το οποίο </text:span><text:span text:style-name="T4">θα</text:span><text:span text:style-name="T3"> αναλύσουμε σε βάθο</text:span>ς.</text:p>
      <text:p text:style-name="P12">Το <text:s/><text:span text:style-name="T3">Maze είναι μια ασφαλής υπηρεσία αποθήκευσης στο cloud, που <text:s/>χρησιμοποιεί Moving Target Defense και Secure Shell Protocol (SSH) Tunneling.</text:span></text:p>
      <text:p text:style-name="P37"/>
      <text:p text:style-name="P12"><text:span text:style-name="T3">Οι υπηρεσίες αποθήκευσης cloud έχουν αναδειχθεί ως δημοφιλής προορισμός για επιχειρήσεις και ιδιώτες για ασφαλή αποθήκευση των εγγράφων, τα οποία ειναι σχεδόν προσβάσιμα απο οπουδήποτε, οποτεδήποτε. Ωστόσο, τα συστήματα αποθήκευσης cloud στατικοί στόχοι επίθεσης που επιτρέπουν στους επιτιθέμενους (hackers) να μελετήσουν το σύστημα χωρίς φόβο ότι τα συμπεράσματά τους σχετικά με το σύστημα θα καταστούν ανακριβή. Ως εκ τούτου, οι ερευνητές ασφάλειας υπολογιστών άρχισαν να διερευνούν τεχνικές, γνωστές ωςMoving Target Defense (MTD), για να </text:span><text:span text:style-name="T5">μετατρέψουν το σύστημα σε ‘κινούμενο’ στοχο. Ενώ οι παραδοσιακοί τρόποι άμυνας προσπαθουσαν να εντοπίσουν και να καλύψουν τα τρωτά σημεία του συστήματος. Η βασική φιλοσοφία του MTD είναι ότι είναι αδύνατο να κατασκευαστούν απόλυτα ασφαλή συστήματα</text:span></text:p>
      <text:p text:style-name="P29">Αντ ' αυτού, οι τεχνικές MTD προσπαθούν να αλλάζουν συνεχώς την επιφάνεια επίθεσης προκειμένου να αυξηθ<text:span text:style-name="T58">εί </text:span>το κόστος (από άποψη χρόνου και πόρων) και η δυσκολία εκτέλεσης επιτυχημένων επιθέσεων.</text:p>
      <text:p text:style-name="P29"/>
      <text:p text:style-name="P55"><text:span text:style-name="T24">Το MAZE παρουσιάζει ενα σφαλές σύστημα αποθήκευσης στο οποίο τα αρχεία που πρεπει να προστατεύονται χωρίζονται σε κομμάτια και ψευδο-τυχαία διασκορπίζονται μέσα σε ένα μεγάλο, </text:span><text:soft-page-break/><text:span text:style-name="T24">συνεχώς μεταβαλλόμενο λαβύρινθο υπολογιστών.Η μετάβαση από έναν υπολογιστή σε εναν άλλο μέσα στο λαβύρινθο είναι πιθανό μόνο ακολουθώντας τις έγκαιρες δημιουργημένες πόρτες, οι οποίες υλοποιούνται με τη χρήση SSH.Σε κάθε υπολογιστή, μπορεί να υπάρχουν πολλές ανοιχτές πόρτες, και το καθένα <text:s/>να οδηγεί σε διαφορετικό υπολογιστή. Ετσι για να ανακτήσει ένα αρχείο, ο χρήστης πρέπει να ακολουθήσει ένα πρόγραμμα που παρέχεται από την υπηρεσία MAZE μόνο σε εξουσιοδοτημένους χρήστες.Το πρόγραμμα ενημερώνει τον πελάτη για τις πόρτες που πρέπει να διασχίσ</text:span><text:span text:style-name="T25">ει</text:span><text:span text:style-name="T24"> για να ανακτήσ</text:span><text:span text:style-name="T25">ει</text:span><text:span text:style-name="T24"> όλα τα κομμάτια του αρχείο</text:span><text:span text:style-name="T25">υ</text:span><text:span text:style-name="T24">. </text:span><text:span text:style-name="T25">Επιπλέον οι υπολογιστές εντός του MAZE έχουν δύο περιόδους ανανέωσης:</text:span></text:p>
      <text:p text:style-name="P38">- Το πρώτο επανεκκινεί τον υπολογιστή και επαναφορτώνει το λογισμικό του συστήματος από ένα καθαρό αντίγραφο για να ματαιώσει επιθέσεις.</text:p>
      <text:p text:style-name="P39">- Το δεύτερο τροποποιεί τα κομμάτια του αρχείου για να γίνει ασύμβατο με τα κομμάτια αρχείου πριν από την τροποποίηση.</text:p>
      <text:p text:style-name="P39">Προκειμένου οι attackers να ανακτήσουν με επιτυχία ένα αρχείο, θα πρέπει να ανακτήσουν όλα τα κομμάτια του αρχείου εντός της δεύτερης περιόδου ανανέωσης</text:p>
      <text:p text:style-name="P14"/>
      <text:p text:style-name="P14"/>
      <text:p text:style-name="P48"><text:span text:style-name="T19">Secure Shell (SSH) Protocol </text:span><text:span text:style-name="T26">Overview</text:span></text:p>
      <text:p text:style-name="P23"/>
      <text:p text:style-name="P60"><text:span text:style-name="T26">Μ</text:span><text:span text:style-name="T19">πορεί να χρησιμοποιηθεί για απομακρυσμένη </text:span><text:span text:style-name="T26">πρόσβαση σε </text:span><text:span text:style-name="T19"><text:s/>γραμμή εντολών, μεταφορά αρχείων </text:span><text:span text:style-name="T26">και tunneling.Το SSH σχεδιάστηκε ως αντικατάσταση του Telnet <text:s/>το οποίο μετέφερε πακέτα χωρίς κρυπτογράφηση μέσω του Διαδικτύου.Στο πρωτόκολλο Telnet, οποιοσδήποτε με packet sniffer θα μπορούσε να δει τα περιεχόμενα του πακέτου, τα οποία γίνοται προβληματικά όταν αυτά τα πακέτα περιέχουν προσωπικές ή μυστικές πληροφορίες.</text:span></text:p>
      <text:p text:style-name="P33">Το MAZE χρησιμοποιεί το πρωτόκολλο Secure Shell (SSH) στην εφαρμογή του επειδή επιτρέπει την ασφαλή απομακρυσμένη πρόσβαση γραμμής εντολών και υποστηρίζει tunneling , και τα δυο ειναι θεμελιώδεις για το σχεδιασμό του MAZE.</text:p>
      <text:p text:style-name="P29"/>
      <text:p text:style-name="P29">Το SSH χωρίζει τα δεδομένα σε μια σειρά πακέτων που περιέχουν τα ακόλουθα πεδία:</text:p>
      <text:p text:style-name="P29">packet length, padding amount, payload, additional padding <text:span text:style-name="T59">και</text:span> Message Authentication Code (MAC). <text:span text:style-name="T59">Ολόκληρα τα πακέτα εκτος του packet length και του MAC είναι κρυπτογραφημένα. Για να εξασφαλίσει τη σύνδεση μεταξύ πελάτη και διακομιστή, το SSH χρησιμοποιεί τρεις τεχνικές χειρισμού δεδομένων:</text:span></text:p>
      <text:p text:style-name="P29">symmetric encryption, asymmetric encryption <text:span text:style-name="T59">και</text:span> hashing.</text:p>
      <text:p text:style-name="P32">Το symmetric encryption χρησιμοποιείται από το SSH για την κρυπτογράφηση ολόκληρης της σύνδεσης.Το μυστικό κλειδί δημιουργείται χρησιμοποιώντας το Diffie Hellman key exchange.Τα δεδομένα που αποστέλλονται μέσω SSH κρυπτογραφούνται και αποκρυπτογραφούνται χρησιμοποιώντας αυτό το μυστικό κλειδί</text:p>
      <text:p text:style-name="P13"/>
      <text:p text:style-name="P32">Asymmetric encryption ssh, χρησιμοποιείται από το διακομιστή για τον έλεγχο ταυτότητας του πελάτη.Αυτή η διαδικασία ονομάζεται συνήθως SSH-key based authentication.Ο πελάτης δημιουργεί ένα ζεύγος κλειδιών και μεταφορτώνει το δημόσιο κλειδί <text:span text:style-name="T60">σε</text:span> κάθε διακομιστή που επιθυμεί να έχει πρόσβαση.Μόλις δημιουργηθεί μια ασφαλής σύνδεση</text:p>
      <text:p text:style-name="P32">μεταξύ πελάτη και διακομιστή μέσω <text:span text:style-name="T60">symmetric encryption ,ο διακομιστής επικυρώνει τον πελάτη </text:span>στέλνοντας ένα μήνυμα <text:span text:style-name="T60">(challenge) </text:span>πρόκλησης, κρυπτογραφημένο με το δημόσιο κλειδί του πελάτη, στον πελάτη. <text:span text:style-name="T60">Εαν ο πελάτης καταφέρει να αποκρυπτογραφήσει το μήνυμα πρόκλησης τότε έχει αποδείξει ότι έχει το σχετικό (private) ιδιωτικό κλειδί και</text:span></text:p>
      <text:p text:style-name="P32">επομένως, επικυρώνεται. <text:span text:style-name="T60">Hashing χρησιμοποιείται στο SSH για τον υπολογισμό του MAC,</text:span></text:p>
      <text:p text:style-name="P56"><text:span text:style-name="T27">το οποίο εξασφαλίζει ένα received message was not corrupted or altered.Το MAC υπολογίζεται ως το hash το</text:span><text:span text:style-name="T28">υ symmetric key, sequence number και <text:s/>του data.Όταν το πακέτο φτάσει στον προορισμό του,ο δέκτης υπολογίζει το ίδιο hash των δεδομένων και το συγκρίνει με το MAC στο ληφθέν πακέτο για να εξασφαλίσει την ακεραιότητά του.</text:span></text:p>
      <text:p text:style-name="P16"/>
      <text:p text:style-name="P16"><text:soft-page-break/>SSH Tunneling</text:p>
      <text:p text:style-name="P11"/>
      <text:p text:style-name="P26">Το SSH Tunneling είναι μια μέθοδος για τη μεταφορά αυθαίρετων μη κρυπτογραφημένων δεδομένων σε μια ασφαλής SSH σύνδεση.Το SSH υποστηρίζει διάφορους τύπους tunneling </text:p>
      <text:p text:style-name="P29">αλλά <text:span text:style-name="T61">στο MAZE θα εστιάσουμε κυρίως σε δυο:</text:span></text:p>
      <text:p text:style-name="P29"><text:s/>direct port forwarding <text:span text:style-name="T61">και</text:span> reverseport forwarding </text:p>
      <text:p text:style-name="P57"><text:span text:style-name="T29">Στο </text:span><text:span text:style-name="T27">direct port forwarding </text:span><text:span text:style-name="T29">το μηχάνημα του πελάτη που εκτελεί ενα client SSH ανοίγει μια σήραγγα(tunnel) και προωθεί οποιαδήποτε δεδομένα αποστέλλονται σε ένα διακομιστή SSH.Ο διακομιστής SSH μπορεί να ζει στο end-point ή να είναι ξεχωριστός από το</text:span></text:p>
      <text:p text:style-name="P34">end-point, οπότε ο διακομιστής SSH συνδέεται με το end-point και του στέλνει τα κρυπτογραφημένα δεδομένα</text:p>
      <text:p text:style-name="P19"/>
      <text:p text:style-name="P19"><text:s/>libssh</text:p>
      <text:p text:style-name="P11"/>
      <text:p text:style-name="P34">To <text:span text:style-name="T12">libssh είναι μια βιβλιοθήκη </text:span><text:span text:style-name="T10">της</text:span><text:span text:style-name="T12">C που υλοποιεί τα πρωτόκολλα SSHv1 και SSHv2 τόσο για τον πελάτη </text:span><text:span text:style-name="T10">οσο </text:span><text:span text:style-name="T12">και </text:span><text:span text:style-name="T10">για της</text:span><text:span text:style-name="T12"> εφαρμογές διακομιστών.Παρέχει ένα API για τους προγραμματιστές να γράφουν προγράμματα που χρησιμοποιούν το πρωτόκολλο SSH.</text:span></text:p>
      <text:p text:style-name="P11"/>
      <text:p text:style-name="P16">SSH Session</text:p>
      <text:p text:style-name="P11"/>
      <text:p text:style-name="P34">Για να δημιουργήσουμε μια σύνδεση SSH με το libssh, διαθέτουμε ένα νέο <text:span text:style-name="T62">SSH session object καλώντας τη συνάρτηση ssh_new (), η οποία επιστρέφει ενα ssh session object.Μόλις δημιουργηθεί ενα session μπορούμε να συνδεθούμε σε ένα διακομιστή SSH χρησιμοποιώντας ssh connect(…),</text:span></text:p>
      <text:p text:style-name="P58"><text:span text:style-name="T27">περνώντας το </text:span><text:span text:style-name="T30">ssh session object</text:span><text:span text:style-name="T27"> που δημιουργήσαμε.</text:span></text:p>
      <text:p text:style-name="P11"/>
      <text:p text:style-name="P11"/>
      <text:p text:style-name="P16">Authentication</text:p>
      <text:p text:style-name="P16"/>
      <text:p text:style-name="P29"><text:span text:style-name="T62">M</text:span>ετά τη σύνδεση σε ένα <text:span text:style-name="T62">ssh server</text:span>, πιστοποιούμε τόσο τον διακομιστή όσο και τον χρήστη.</text:p>
      <text:p text:style-name="P35"><text:span text:style-name="T62">Ο διακομιστής </text:span>πιστοποιείται για να εξασφαλίσ<text:span text:style-name="T62">τει</text:span> ότι είναι γνωστό και ασφαλές , <text:span text:style-name="T62">για να μπορείς να συνεχίσεις την σύνδεση.Ο έλεγχος ταυτότητας διακομιστή μπορεί να πραγματοποιηθεί χρησιμοποιώντας την εντολή verify_knownhost(…) η οποία λαμβάνει ένα αντικείμενο συνεδρίας ssh ως παράμετρο.Ο χρήστης πιστοποιείται έτσι ώστε ο διακομιστής να μπορεί να αναγνωρίσει τον χρήστη και να επαληθεύσει την </text:span>ταυτότητα.Η πιο κοινή μέθοδος ελέγχου ταυτότητας χρήστη είναι <text:span text:style-name="T62">η</text:span> χρήση ενός κωδικού πρόσβασης.Ένας κωδικός πρόσβασης αποστέλλεται στο διακομιστή και είτε</text:p>
      <text:p text:style-name="P35">το αποδέχεται ή όχι.Η <text:span text:style-name="T63">δεύτερη πιο κοινή </text:span>μέθοδος είναι ο έλεγχος ταυτότητας με βάση το κλειδί. Μόλις πιστοποιηθεί ο χρήστης, ο διακομιστής του παρέχει πρόσβαση σε πολλούς πόρους, όπως <text:span text:style-name="T63">το port forwarding.</text:span></text:p>
      <text:p text:style-name="P29"/>
      <text:p text:style-name="P11"/>
      <text:p text:style-name="P16">SSH Tunnels <text:span text:style-name="T63">with libssh</text:span></text:p>
      <text:p text:style-name="P16"/>
      <text:p text:style-name="P29">το libssh υποστηρίζει δύο τύπους <text:span text:style-name="T63">tunneling:</text:span></text:p>
      <text:p text:style-name="P29">direct port forwarding and reverse port forwarding.</text:p>
      <text:p text:style-name="P29"/>
      <text:p text:style-name="P58"><text:span text:style-name="T27"><text:tab/>• Direct Port Forwarding:το μηχάνημα πελάτη ανοίγει μια σήραγγα στο διακομιστή σε μια συγκεκριμένη θύρα</text:span><text:span text:style-name="T31">(port)</text:span><text:span text:style-name="T27">. Όταν μια εφαρμογή στο μηχάνημα πελάτη συνδέεται με το localhost σε αυτή τη θύρα, τα δεδομένα τους προωθούνται στο διακομιστή.Για να εκτελέ</text:span><text:span text:style-name="T31">σουμε port forwarding μεσω libssh δημιουργούμε ένα ξεχωριστό κανάλι που θα χρησιμοποιηθεί για τη σήραγγα δεδομένου ότι τα κανάλια SSH επεξεργάζονται μόνο μία υπηρεσία. Τα κανάλια SSH δημιουργούνται χρησιμοποιώντας το ssh channel new(…) <text:s/>η οποία λαμβάνει ένα ssh session object σαν παράμετρο. </text:span><text:soft-page-break/><text:span text:style-name="T31">Στη συνέχεια, ανοίγουμε ένα κανάλι προώθησης με την εντολή ssh channel open forward(…). Για να πραγματοποιήσουμε την πραγματική προώθηση χρησιμοποιούμε το <text:s/>ssh channel write(…), για να γράψει τα εισερχόμενα δεδομένα στο διακομιστή.</text:span></text:p>
      <text:p text:style-name="P29"/>
      <text:p text:style-name="P29"/>
      <text:p text:style-name="P29"><text:tab/>• Reverse Port Forwarding: <text:span text:style-name="T63">Στο Reverse Port Forwarding ο διακομιστής ακούει σε μια θύρα (port). Oποτεδήποτε γίνει μια σύνδεση σε αυτή τη θύρα στο διακομιστή τα εισερχόμενα δεδομένα προωθούνται πίσω στον πελάτη.Για να εκτελέσεουμε reverse port forwarding χρησιμοποιώντας το libssh ζητάμε από τον διακομιστή να ακούει για εισερχόμενες συνδέσεις σε συγκεκριμένη θύρα χρησιμοποιώντας το ssh channel listen forward(…). Για να αποδεχτουμε της εισερχόμενες TCP / IP </text:span>συνδέσ<text:span text:style-name="T63">ης</text:span> χρησιμοποιούμε το ssh channel accept forward(…). Μόλις <text:span text:style-name="T63">μια</text:span> TCP / IP σύνδεση γίν<text:span text:style-name="T63">ει</text:span> αποδεκτή επιστρέφεται ένα ssh channel object.Στη συνέχεια, διαβάζουμε δεδομένα από το</text:p>
      <text:p text:style-name="P29">Κανάλι SSH χρησιμοποιώντας το <text:s/>ssh channel read nonblocking(…) <text:span text:style-name="T64">και στέλνουμε τα δεδομένα πίσω στον πελάτη χρησιμοποιώντας ssh channel write(…).</text:span></text:p>
      <text:p text:style-name="P11"/>
      <text:p text:style-name="P11"/>
      <text:p text:style-name="P17">MAZE Design</text:p>
      <text:p text:style-name="P17"/>
      <text:p text:style-name="P40">Το σύστημα αποθήκευσης <text:span text:style-name="T10">MAZE <text:s/>cloud έχει δύο παραλλαγές, δηλαδή το reactive MAZE και το proactive MAZE, <text:s/>καθένα με τα πλεονεκτήματα και τα μειονεκτήματά του.Και οι δύο προσεγγίσεις χωρίζονται σε δύο μέρη:service-side, και client-side. Το service-side είναι υπεύθυνο για την προετοιμασία των κόμβων που δημιουργούν το χρονοδιάγραμμα , και ακολουθούν το χρονοδιάγραμμα για να δημιουργήσουν της κατάλληλες σήραγγες. Το client-side είναι υπεύθυνο για τη λήψη παραμέτρων από έναν χρήστη , </text:span><text:span text:style-name="T13">και ακολουθεί το παραγόμενο πρόγραμμα για την αποθήκευση ή την ανάκτηση ενός αρχείου με βάση τις παραμέτρους του χρήστη.</text:span></text:p>
      <text:p text:style-name="P11"/>
      <text:p text:style-name="P16"/>
      <text:p text:style-name="P16"><text:s/>Reactive Approach</text:p>
      <text:p text:style-name="P11"/>
      <text:p text:style-name="P36"><text:span text:style-name="T66">To reactive approach του </text:span><text:span text:style-name="T14">MAZE περιλαμβάνει τη δημιουργία σηράγγων </text:span><text:span text:style-name="T15">on-demand.Με άλλα λόγια, οι σήραγγες δημιουργούνται μόνο όταν ένας χρήστης θέλει να αποθηκεύσει ή να ανακτήσει ένα αρχείο. Το πρόγραμμα πελάτη εκτελείται στο μηχάνημα του χρήστη και είναι υπεύθυνο για την αποδοχή παραμέτρων από τον χρήστη και την αποστολή τους στην πύλη. Το πρόγραμμα πελάτη δέχεται μονο τρεις παράμετρους: εάν θέλετε να αποθηκεύσει ή να ανακτήσει ένα αρχείο, τη διαδρομή προς το αρχείο και έναν κωδικό πρόσβασης. Η πύλη τρέχει ένα διακομιστή υποδοχής, ακούγοντας για αιτήματα από client programs. Μόλις ληφθεί ένα αίτημα, η πύλη αναλύει τις παραμέτρους του χρήστη και τις χρησιμοποιεί για να ξεκινήσει τη ρύθμιση της σήραγγας. Η διαδικασία ρύθμισης της σήραγγας περιλαμβάνει τη διάσπαση του αρχείου σε κομμάτια και στη συνέχεια χρησιμοποιώντας τον κωδικό πρόσβασης για να </text:span><text:span text:style-name="T16">δημιουργεί</text:span><text:span text:style-name="T15"> και </text:span><text:span text:style-name="T16">κ</text:span><text:span text:style-name="T15">ατασκευά</text:span><text:span text:style-name="T16">ζει</text:span><text:span text:style-name="T15"> το πρόγραμμα </text:span><text:span text:style-name="T16">δηλαδή την δημιουργία των σηράγγων. Ο κωδικός πρόσβασης χρησιμοποιείται για να καθορίσει ποιοι κόμβοι και θύρες <text:s/>θα </text:span>χρησιμοποιηθούν<text:span text:style-name="T16"> για την δημιουργία σηράγγων. Σε υψηλό επίπεδο το χρονοδιάγραμμα</text:span></text:p>
      <text:p text:style-name="P36"><text:span text:style-name="T16">παραγωγής λειτουργεί ως εξής: κάνουμε hash τον κωδικό πρόσβασης και χρησιμοποιούμε τα δύο πρώτα bytes της εξόδου hash για να καθορίσουμε τη θύρα του τελικού σημείου της σήραγγας, τα μεσαία δύο bytes για να προσδιορίσ</text:span><text:span text:style-name="T17">ουμε</text:span><text:span text:style-name="T16"> τη</text:span><text:span text:style-name="T17">ν</text:span><text:span text:style-name="T16"> διεύθυνση IP του τελικού σημείου προορισμού</text:span><text:span text:style-name="T17">(end point)</text:span><text:span text:style-name="T16">, </text:span><text:span text:style-name="T17">και τα τελευταία δύο bytes για τον προσδιορισμό του</text:span></text:p>
      <text:p text:style-name="P81">αριθμού θύρας τελικού σημείου προορισμού. Επαναλαμβάνουμε την προαναφερθείσα διαδικασία για τον αριθμό των επιθυμητών σηράγγων.</text:p>
      <text:p text:style-name="P81"/>
      <text:p text:style-name="P71"/>
      <text:p text:style-name="P71"/>
      <text:p text:style-name="P49"><text:soft-page-break/><text:span text:style-name="T32"><text:s/></text:span><text:span text:style-name="T37">Service-Side</text:span></text:p>
      <text:p text:style-name="P29"/>
      <text:p text:style-name="P59"><text:span text:style-name="T38">Τι service-side του MAZE είναι υπεύθυνο για την προετοιμασία των κόμβων, για δημιουργία χρονοδιαγράμματος με βάση τον κωδικό πρόσβασης και να διαβάσει το χρονοδιάγραμμα <text:s/>για να δημιουργήσει <text:s/>κατάλληλες σήραγγες. </text:span><text:span text:style-name="T39">Στο </text:span><text:span text:style-name="T38">MAZE </text:span><text:span text:style-name="T39">τα nodes γίνονται <text:s/>hardened έτσι ώστε το κόστος της διάσχισης ενός κανονικού συνδέσμου δικτύου να γίνει πολύ μεγαλύτερο από το κόστος της διάσχισης μιας σήραγγας. Το hardening του node συνεπάγεται στον περιορισμό της σύνδεσεις με τα τελικά σημεία της σήραγγας έτσι ώστε να μπορούν να δέχονται μόνο συνδέσεις από </text:span><text:span text:style-name="T38">localhost. Οι σήραγγες είναι </text:span><text:span text:style-name="T40">μίας</text:span><text:span text:style-name="T38">-χρήση μόνο, </text:span><text:span text:style-name="T40">οταν το</text:span><text:span text:style-name="T38"> πρόγραμμα διασχί</text:span><text:span text:style-name="T40">σ</text:span><text:span text:style-name="T38">ει μια σήραγγα, κανένα άλλο πρόγραμμα ή εισβολέας δεν μπορεί να χρησιμοποιήσει αυτή τη σήραγγα. </text:span><text:span text:style-name="T40">Το κάθε node έχει δυο refresh periods:</text:span></text:p>
      <text:p text:style-name="P29"><text:span text:style-name="T67">1) Τα</text:span> <text:span text:style-name="T67">nodes</text:span> επανεκκινούνται και το λογισμικό του συστήματος <text:span text:style-name="T67">αντιγράφεται</text:span> πάνω από ένα ασφαλές μέσο μόνο για ανάγνωση</text:p>
      <text:p text:style-name="P41">2) Τα κομμάτια αρχείων τροποποιούνται για να γίνουν μη συμβατά με τα κομμάτια του αρχείου πριν από την τροποποίηση</text:p>
      <text:p text:style-name="P29">Κατά την πρώτη περίοδο ανανέωσης, οι σήραγγες κατεδαφίζονται και αποκαθίστανται <text:span text:style-name="T67">και οποιοσδήποτε attacker εκδιώκεται από τον κόμβο. Στη δεύτερη περίοδο ανανέωσης, τα κομμάτια αρχείων τροποποιούνται χρησιμοποιώντας proactive secret sharing</text:span></text:p>
      <text:p text:style-name="P29"/>
      <text:p text:style-name="P16"><text:s/>Schedule Generation</text:p>
      <text:p text:style-name="P16"/>
      <text:p text:style-name="P27">Ο αλγόριθμος δημιουργίας χρονοδιαγράμματος είναι υπεύθυνος για τη δημιουργία μιας σειράς διαδοχικών σηράγγων για να διασχίσει ο πελάτης για να αποθηκεύσει ή να ανακτήσει ένα αρχείο.</text:p>
      <text:p text:style-name="P28">Διαδοχικές σήραγγες αναφέρονται όταν οι σήραγγες δημιουργούνται από μια πηγή σε έναν προορισμό (source to a destination), και η πηγή της επόμενης σήραγγας είναι ο προορισμός της προηγούμενης σήραγγας. Ο αλγόριθμος δημιουργίας χρονοδιαγράμματος χρησιμοποιεί hashing για τον προσδιορισμό των τελικών σημείων προέλευσης και προορισμού των σηράγγων από τον κωδικό πρόσβασης του χρήστη</text:p>
      <text:p text:style-name="P27"/>
      <text:p text:style-name="P27"/>
      <text:p text:style-name="P19">Tunnel Setup</text:p>
      <text:p text:style-name="P11"/>
      <text:p text:style-name="P29">Η πραγματική εγκατάσταση και κατασκευή σηράγγων εκτελείται από ένα <text:span text:style-name="T68">forwarding program που εκτελείται στον κόμβο πύλης. Το forwarding program είναι υπεύθυνο </text:span>για τη δημιουργία σηράγγων που καθορίζονται από το χρονοδιάγραμμα. Οι σήραγγες <text:s/>χρησιμοποιούνται από το πρόγραμμα-πελάτη <text:span text:style-name="T68">για να ανακτήσουν κομμάτια του αρχείου απο κάθε κόμβο. Για να ολοκληρωθεί η μετάβαση απο κόμβο σε κόμβο ο πρόγραμμα πελάτη συνδέεται στο τρέχον μηχάνημα σε μια συγκεκριμένη θύρα και η σήραγγα ανακατευθύνει τη σύνδεση σε διαφορετικό κόμβο σε διαφορετική θύρα.</text:span></text:p>
      <text:p text:style-name="P42">Το MAZE χρησιμοποιεί σήραγγες για δύο κύριους λόγους:</text:p>
      <text:p text:style-name="P42">(1) μια σήραγγα παρέχει μια ασφαλή σύνδεση πάνω από μια μη αξιόπιστη σύνδεση δικτύου</text:p>
      <text:p text:style-name="P29">(2) είναι μιας χρήσης και μονόδρομο</text:p>
      <text:p text:style-name="P43">Αφού ένα πρόγραμμα χρησιμοποιείσει μια σήραγγα για να συνδεθεί με έναν διαφορετικό κόμβο, η ίδια σήραγγα δεν μπορεί να χρησιμοποιηθεί ξανά εκτός αν αποκατασταθεί ο κόμβος.</text:p>
      <text:p text:style-name="P43"/>
      <text:p text:style-name="P15"/>
      <text:p text:style-name="P47">Αρνητικά στην χρήση σηράγγων</text:p>
      <text:p text:style-name="P47"/>
      <text:p text:style-name="P29">Ένα σημαντικό <text:span text:style-name="T69">bottleneck στο MAZE είναι η χρήση των σηράγγων. Όταν ένας πελάτης θέλει να αποθηκεύσει ή να ανακτήσει ένα αρχείο, δημιουργείται ένα σύνολο σηράγγων για να διασχίσουν τα client-programs. Η δημιουργία και η διέλευση μιας σήραγγας απαιτεί περισσότερο χρόνο από την άμεση σύνδεση με έναν κόμβο μέσω SSH. Ως εκ τούτου, έχοντας περισσότερα κομμάτια αρχείων οδηγεί σε περισσότερες σήραγγες για να διασχίσει ο πελατης επομένως οδηγεί και σε πιο αργή </text:span><text:soft-page-break/><text:span text:style-name="T69">απόδοση. Ωστόσο, με το κόστος της βραδύτερης αποθήκευσης και ανάκτησης , η αύξηση των σηράγγων έχει ως αποτέλεσμα</text:span></text:p>
      <text:p text:style-name="P30">μεγαλύτερη ασφάλεια. Αυτή η ανταλλαγή μεταξύ απόδοσης και <text:s/>ασφάλεια<text:span text:style-name="T69">ς</text:span> είναι ανάλογη με εκείνη τ<text:span text:style-name="T69">ου οnion routing, στο οποίο όσο μεγαλύτερος είναι ο αριθμός των στρωμάτων τόσο πιο αργή είναι η απόδοση. Ωστόσο, αυτή η επιβράδυνση της απόδοσης επιτρέπει</text:span></text:p>
      <text:p text:style-name="P43">αυξημένη ασφάλεια για ανώνυμη περιήγηση στο Διαδίκτυο. </text:p>
      <text:p text:style-name="P11"/>
      <text:p text:style-name="P46">Συμπερασματα για το MAZE</text:p>
      <text:p text:style-name="P11"/>
      <text:p text:style-name="P44">Τα cloud συστήματα αποθήκευσης αυξάνονται σε δημοτικότητα τόσο για επαγγελματική όσο και για προσωπική χρήση λόγω της αύξησης της διαδικτυακής συνεργασίας και της υπόσχεσης αποθήκευσης σε cloud να είναι προσβάσιμα ανά πάσα στιγμή, οπουδήποτε.</text:p>
      <text:p text:style-name="P29">Ωστόσο, η στατική φύση των <text:span text:style-name="T70">cloud </text:span>συστημάτων <text:span text:style-name="T70">ε</text:span>πιτρέπει στον εισβολέα να μελετήσει διεξοδικά το σύστημα και τα τρωτά σημεία του χωρίς φόβο. Για να αντιμετωπίσο<text:span text:style-name="T70">υν</text:span> τα προαναφερθέντα,<text:span text:style-name="T70">το MAZE χρησιμοποιεί Moving Target Defense και χρησιμοποιεί ακομα tunneling <text:s/>για να αποτρέψει της επιθέσεις.</text:span></text:p>
      <text:p text:style-name="P11"/>
      <text:p text:style-name="P18">Περιορισμοι</text:p>
      <text:p text:style-name="P18"/>
      <text:p text:style-name="P29">Οι νόμιμοι αριθμοί θύρας TCP κυμαίνονται από 1.024 έως 65.535. Λόγω του περιορισμένου αριθμού θυρών, είναι πιθανό να προκύψουν συγκρούσεις. Μια σύγκρουση συμβαίνει όταν <text:span text:style-name="T70">το MAZE επιχειρεί να δημιουργήσει μια σήραγγα από το ίδιο τελικό σημείο πηγής σε ένα διαφορετικό τελικό σημείο προορισμού. Με άλλα λόγια, εάν ένας διακομιστής ακούει ήδη σε έναν συγκεκριμένο αριθμό θύρας και προωθεί συνδέσεις σε ένα συγκεκριμένο τελικό σημείο προορισμού δεν μπορεί να του ζητηθεί να ακούσει τον ίδιο αριθμό θύρας αλλά να κάνει forward την σύνδεση σε ένα διαφορετικό </text:span>τελικό σημείο προορισμού <text:span text:style-name="T70">(end-point)</text:span>.Η προσπάθεια να γίνει η προαναφερθείσα θα έχει ως αποτέλεσμα την αποτυχία δημιουργίας της σήραγγας. Η σύγκρουση μπορεί να συμβεί σε δύο περιπτώσεις:</text:p>
      <text:p text:style-name="P29">στην παραγωγή προγράμματος για έναν πελάτη ή λόγω ταυτόχρονων πελατών.</text:p>
      <text:p text:style-name="P58"><text:span text:style-name="T27">Συγκρούσεις συμβαίνουν στην παραγωγή χρονοδιάγραμμα</text:span><text:span text:style-name="T42">των</text:span><text:span text:style-name="T27"> για έναν πελάτη, </text:span><text:span text:style-name="T42">στο ίδιο χρονοδιάγραμμα <text:s/>δύο σήραγγες εχουν τον ίδιο αριθμό θύρας πηγής, <text:s/></text:span><text:span text:style-name="T43">και αυτο γίνεται οταν τα δύο πρώτα bytes της <text:s/>εξόδου του password hashing <text:s/>ισούνται. Συγκρούσεις συμβαίνουν σε ταυτόχρονους πελάτες όταν το πρόγραμμα πολλαπλών πελατών περιέχει τους ίδιους αριθμούς θύρας πηγής αλλά διαφορετικούς προορισμός. Για να αντιμετωπίσουμε αυτό το πρόβλημα μπορούμε να διατηρήσουμε μια λίστα με αριθμούς ανοιχτών θυρών. Μόλις υπάρξει σύγκρουση θα μπορούσαμε να χρησιμοποιήσουμε linear probing. Ωστόσο, εάν χρησιμοποιούνται όλες οι θύρες, μπορούμε να διατηρήσουμε μια ουρά από σήραγγες που θέλουν να εγκατασταθούν σε έναν συγκεκριμένο αριθμό θύρας. Μόλις χρησιμοποιηθεί μια σήραγγα στην ουρά, μπορούμε δημιουργήστε την επόμενη σήραγγα στην ουρά. Το μειονέκτημα αυτής της προσέγγισης, είναι ότι ένας χρήστης <text:s/></text:span><text:span text:style-name="T41">μπόρει να αντιμετωπίσει επιβράδυνση επιδόσεων επειδή πρέπει να περιμένουν να χρησιμοποιηθούν προηγούμενες σήραγγες για να δημιουργηθούν νέες.</text:span></text:p>
      <text:p text:style-name="P72"/>
      <text:p text:style-name="P72"/>
      <text:p text:style-name="P69">Wireless Network Security by SSH Tunneling</text:p>
      <text:p text:style-name="P89"><text:span text:style-name="T33">Η ασύρματη επικοινωνία, όπως το Wi-Fi, είναι ανασφαλής και είναι ευάλωτ</text:span><text:span text:style-name="T34">o</text:span><text:span text:style-name="T33"> σε επιθέσεις όπως το </text:span><text:span text:style-name="T34">packet sniffing.Τα </text:span><text:span text:style-name="T35">credentials</text:span><text:span text:style-name="T34"> σύνδεσης στα πακέτα HTTP μπορούν να εξαχθούν από τα πακέτα IEEE 802.11 χρησιμοποιώντας εργαλεία όπως το Wire-shark και μπορούν να χρησιμοποιηθούν </text:span><text:span text:style-name="T35">από τους επιτιθέμενους. Σε πολλές εταιρείες η απομακρυσμένη πρόσβαση σε επιχειρηματικές εφαρμογές έχει γίνει μια κρίσιμη αποστολή.Σχεδόν όλες οι επιχειρήσεις χρησιμοποιούν το διαδίκτυο για τις καθημερινές τους εργασίες, αλλα το internet-based remote access προσθέτει σημαντικούς κινδύνους. Τα ευαίσθητα δεδομένα μπορούν να συλληφθούν, να τροποποιηθούν ή να επαναχρησιμοποιηθούν οπουδήποτε μεταξύ των απομακρυσμένων εργαζομένων και των corporate </text:span><text:soft-page-break/><text:span text:style-name="T35">firewalls. Το packet-sniffing και το session-hijacking είναι δύο επικίνδυνες επιθέσεις και βρίσκονται σε συνεχή άνοδο. Λόγω της εύκολης διαθεσιμότητα εξελιγμένων εργαλείων, έχει γίνει ευκολότερη η μεταφορά τέτοιων επιθέσεων. Αν δεν ελεγχθούν, αυτές οι δύο επιθέσεις μπορούν να φέρουν κάτω ολόκληρο το σύστημα.<text:tab/> Ο στόχος μας είναι να παρουσιάσουμε το SSH tunneling ως </text:span><text:span text:style-name="T36">ένας τρόπος για να εξασφαλίσουμε τη σύνδεση μεταξύ του πελάτη και του διακομιστή για να αποφύγουμε το packet sniffing όπως και το session hijacking. Μια δυνατότητα του SSH ονομάζεται port forwarding που επιτρέπει μη ασφαλή TCP/IP δεδομένα να γίνουν tunneled μεσω δημόσιων και ιδιωτικων δίκτυων μέσω μιας σύνδεσης που είναι εξασφαλισμένη και κρυπτογραφημένη.</text:span></text:p>
      <text:p text:style-name="P11"/>
      <text:p text:style-name="P11"/>
      <text:p text:style-name="P16"><text:s/>PACKET SNIFFING</text:p>
      <text:p text:style-name="P11"/>
      <text:p text:style-name="P91"><text:span text:style-name="T71">Το packet sniffing <text:s/>ορίζεται ως ανάλυση πακέτων ή πρωτοκόλλου. Περιγράφει τη διαδικασία λήψης και παρακολούθησης ζωντανών δεδομένων καθώς ροές σε ένα δίκτυο για να πάρετε μια περίληψη του <text:s/>τι συμβαίνει στο δίκτυο. Το packet sniffer είναι ένα εργαλείο που χρησιμοποιείται για τη σύλληψη δεδομένον που διέρχονται από το δίκτυο. Το packet analysis μπορεί να μας βοηθήσει να καθορίσουμε τα χαρακτηριστικά του δικτύου,να μάθουμε ποιος έχει </text:span>χρησιμοποίησή<text:span text:style-name="T71"> το δίκτυο,</text:span><text:span text:style-name="T72">να καθορίσουμε </text:span><text:span text:style-name="T71"><text:s/>το εύρος ζώνης και τη χρήση του. </text:span><text:span text:style-name="T72">Μπορούμε να αναγνωρίσουμε τους μέγιστους χρόνους χρήσης δικτύων η ακόμα και να ανιχνεύσουμε πιθανές επιθέσεις. Ενα packet sniffer παρακολουθεί και καταγράφει πακέτα σε ένα δίκτυο τα οποία μπορούμε να </text:span>αποκωδικοποιήσουμε αργότερα σύμφωνα με κάποια προδιαγραφή. <text:span text:style-name="T73">Τα wireless packet sniffers χρησιμοποιούνται ευρέως στη διαχείριση δικτύων και απο ερευνητικές κοινότητες <text:s/>λόγω της ικανότητάς τους να παρακολουθούν το δίκτυο κυκλοφορίας στο στρώμα MAC καθώς και στα στρώματα που βρίσκονται παραπάνω. Ιδιαίτερα τα packet sniffers χρησιμοποιούνται ευρέως ως εργαλεία για τη διάγνωση ή την ανακάλυψη </text:span>προβλήματ<text:span text:style-name="T73">ων</text:span> δικτύου <text:span text:style-name="T73">καθώς και για παρακολούθηση μιας συγκεκριμένης δραστηριότητας. Αλλα μπόρουν επισης να χρησιμοποιηθούν για λάθος η κακόβουλους σκοπούς όπως η παρακολούθηση σημαντικών ή ιδιωτικών πληροφοριών σαν τα</text:span> όνομα χρήστ<text:span text:style-name="T73">ων</text:span> και <text:span text:style-name="T73">τους</text:span> κωδικούς πρόσβασης <text:span text:style-name="T73">τους</text:span>.</text:p>
      <text:p text:style-name="P29"/>
      <text:p text:style-name="P29"/>
      <text:p text:style-name="P95"><text:span text:style-name="T6">Υπάρχουν τέσσερις κύριοι τρόποι λειτουργίας </text:span><text:span text:style-name="T7">του</text:span><text:span text:style-name="T6"> IEEE 802.11 Network Interface Cards (NICs).Ο πρώτος ονομάζεται master mode (Access Point), δεύτερος είναι </text:span><text:span text:style-name="T7">ο client mode (Station) ,ο τρίτος ειναι ad-hoc mode και το τελευταίο είναι το monitor mode. Εδώ το φιλτράρισμα όλων των πακέτων που λαμβάνονται με βάση τη διεύθυνση MAC είναι απενεργοποιημέν</text:span><text:span text:style-name="T8">α και η λειτουργία επιτρέπει στο NIC να επεξεργάζεται όλα τα <text:s/>που αισθάνεται στο δίκτυο. Μια NIC λειτουργία πρέπει να συνδέεται με ένα σημείο πρόσβασης (AP) ή να συνδέεται σε ένα </text:span><text:span text:style-name="T6">ad hoc δίκτυο για να </text:span><text:span text:style-name="T8">κάνει sniff την κυκλοφορία του ασύρματου </text:span><text:span text:style-name="T6">δικτύου. Από την άλλη </text:span><text:span text:style-name="T8">τ</text:span><text:span text:style-name="T6">ο NIC μπορεί να ακούει σε ένα συγκεκριμένο κανάλι σ</text:span><text:span text:style-name="T8">το monitor mode που επιτρέπει το packet sniffing <text:tab/>χρησιμοποιώντας ένα packet sniffer όπως Wireshark σε ένα εντελώς παθητικό τρόπο, δηλαδή </text:span><text:bookmark text:name="translation"/>χωρίς να χρειάζεται <text:span text:style-name="T74">να</text:span></text:p>
      <text:p text:style-name="P96">ενταχθεί στο ασύρματο δίκτυο και να είναι σε θέση να μεταδώσει τα πακέτα.</text:p>
      <text:p text:style-name="P29"/>
      <text:p text:style-name="P29"/>
      <text:p text:style-name="P19"><text:s/>SSH TUNNELING</text:p>
      <text:p text:style-name="P19"/>
      <text:p text:style-name="P87"><text:span text:style-name="T75">Η σήραγγα Secure Shell (SSH) είναι μια μέθοδος που δημιουργεί μια εικονική σήραγγα μέσω του ασύρματου δικτύου με τον πελάτη και τον διακομιστή να είναι τα τελικά σημεία </text:span><text:span text:style-name="T76">(end points) </text:span><text:span text:style-name="T75">της σήραγγας. </text:span><text:span text:style-name="T76">Την</text:span><text:span text:style-name="T75"> εικονική σήραγγα </text:span><text:span text:style-name="T76">μπορούμε να την φανταστούμε ως μια κρυπτογραφημένη διαδρομή που μεταφέρει την κίνηση(traffic) μεταξύ του πελάτη και του διακομιστή. Οποιαδήποτε κίνηση που ρέει μέσω αυτής της σήραγγας κρυπτογραφείται από προεπιλογή. Κάθε φορά που κάποιος πελάτης θέλει να επικοινωνήσει με το διακομιστή, αυτός πρέπει να </text:span><text:span text:style-name="T75"><text:s/>αρχικοποιεί </text:span><text:span text:style-name="T76">την</text:span><text:span text:style-name="T75"> εικονική σήραγγα. Η δημιουργία της σήραγγας γίνεται με τη βοήθεια </text:span><text:span text:style-name="T77">του port forwarding.</text:span></text:p>
      <text:p text:style-name="P29">Υπάρχουν τέσσερις οντότητες στη λειτουργία της σήραγγας SSH, είναι οι εξής:</text:p>
      <text:p text:style-name="P29"><text:soft-page-break/></text:p>
      <text:p text:style-name="P29"/>
      <text:p text:style-name="P29">1)Web browser (Client side)</text:p>
      <text:p text:style-name="P29">2)SSH client (Client side)</text:p>
      <text:p text:style-name="P29">3)SSH server (Server side)</text:p>
      <text:p text:style-name="P29">4)Web server (Server side)</text:p>
      <text:p text:style-name="P29"/>
      <text:p text:style-name="P29"/>
      <text:p text:style-name="P29"><text:span text:style-name="T56">1) Web Browser:</text:span> Αυτός είναι ο πραγματικός πελάτης που πρέπει να επικοινωνή<text:span text:style-name="T78">σει</text:span> με το διακομιστή. Ο πελάτης χρησιμοποιεί το πρόγραμμα περιήγησης ιστού για να <text:span text:style-name="T78">πάρει </text:span>πρόσβαση στο διακομιστή. Η σήραγγα SSH μπορεί να γίνει χρησιμοποιώντας οποιοδήποτε πρότυπο πρόγραμμα περιήγησης. Στο πρόγραμμα περιήγησης ιστού ο χρήστης πρέπει να αλλάξει τις ρυθμίσεις για να κατευθύνει την κυκλοφορία στο <text:span text:style-name="T78">proxy server. Αυτή η έννοια ονομάζεται port forwarding. Η διεύθυνση του proxy server είναι αυτή του πελάτη SSH αυτή η διαμόρφωση είναι σημαντική καθώς τώρα αναγκάζει την κυκλοφορία να ρέει από το πρόγραμμα περιήγησης ιστού </text:span>στον <text:s text:c="2"/><text:span text:style-name="T78">client-</text:span>SSH και όχι από το πρόγραμμα περιήγησης ιστού στον διακομιστή ιστού.</text:p>
      <text:p text:style-name="P29"/>
      <text:p text:style-name="P29"/>
      <text:p text:style-name="P93"><text:span text:style-name="T56">2) SSH Client:</text:span> <text:span text:style-name="T78">Το ssh-client <text:s/>παίρνει την κίνηση από τον ιστό </text:span>περιήγησης, <text:span text:style-name="T78">χ</text:span>ρησιμοποιεί αλγόριθμους κρυπτογράφησης για την κρυπτογράφηση της κυκλοφορίας. <text:span text:style-name="T79">Ο</text:span>ποιοσδήποτε καλός αλγόριθμος κρυπτογράφησης μπορεί να χρησιμοποιηθεί για το σκοπό αυτό. Αφού τα δεδομένα <text:span text:style-name="T79">γίνουν </text:span><text:s/>έτοιμα για αποστολή, δημιουργείται η σήραγγα SSH. Ο πελάτης SSH προσδιορίζει με μοναδικό τρόπο έναν συγκεκριμένο διακομιστή SSH. Ως εκ τούτου, η κίνηση που αποστέλλεται από τον <text:s/><text:span text:style-name="T78">ssh-client </text:span><text:span text:style-name="T79">και μπορεί να ληφθεί μόνο </text:span>από τον αντίστοιχο διακομιστή SSH που έχει εντοπίσει ο πελάτης SSH. Μετά τη δημιουργία της σήραγγας, η κυκλοφορία αποστέλλεται μέσω του <text:span text:style-name="T79">δ</text:span>ιαδικτύου <text:s/>μέσω της σήραγγας, στον διακομιστή SSH.</text:p>
      <text:p text:style-name="P29"/>
      <text:p text:style-name="P29"><text:span text:style-name="T56">3) SSH Server:</text:span> Ο διακομιστής SSH, όπως υποδηλώνει το όνομα, κατοικεί στο διακομιστή <text:span text:style-name="T79">και βρίσκεται στο άλλο άκρο της εικονικής σήραγγας. Παίρνει την κίνηση που μπήκε μέσα από αυτό την σήραγγα.Ο ssh</text:span> διακομιστής χρησιμοποιεί αλγόριθμους αποκρυπτογράφησης για να αλλάξει τα δεδομένα πίσω στ<text:span text:style-name="T79">ην </text:span><text:s/>αρχική <text:s/><text:span text:style-name="T79">τους </text:span>μορφή. Οι αλγόριθμοι αποκρυπτογράφησης που χρησιμοποιούνται είναι <text:span text:style-name="T79">μετα απο σύμφωνηση ίδιο</text:span> με τους αλγόριθμους που χρησιμοποιούνται από τον πελάτη SSH.</text:p>
      <text:p text:style-name="P11"/>
      <text:p text:style-name="P80">4) Web Server: <text:span text:style-name="T3">Ο διακομιστής web λαμβάνει το αίτημα μέσω του διακομιστή SSH και κάνει την επεξεργασία του. Ο διακομιστής ιστού είναι εντελώς αδιάφορο σε σχέση με τη ροή της κυκλοφορίας προς και από αυτήν. Αφού η απάντηση στο αίτημα </text:span><text:span text:style-name="T9">γίνει έτοιμη αποστέλλεται πίσω στο δ</text:span><text:span text:style-name="T3">ιακομιστή SSH, ο οποίος στη συνέχεια το στέλνει στον πελάτη SSH και ούτω καθεξής.</text:span></text:p>
      <text:p text:style-name="P29">Η επικοινωνία μεταξύ του προγράμματος περιήγησης ιστού στον πελάτη SSH και του διακομιστή SSH στον διακομιστή Web είναι εκτός σήραγγας. <text:s/>Ως εκ τούτου, ουσιαστικά η σήραγγα υπάρχει μόνο μεταξύ του πελάτη SSH και του SSH διακομιστή, καθώς αυτή είναι η μόνη διαδρομή στο <text:span text:style-name="T80">δ</text:span>ιαδίκτυο.</text:p>
      <text:p text:style-name="P84">Το καλο της σήραγγας SSH είναι ότι, μόλις δημιουργηθεί μια σήραγγα μεταξύ του πελάτη και του διακομιστή, παραμένει ενεργή καθ ' όλη τη διάρκεια της συνεδρία.<text:tab/>Με αποτέλεσμα η σήραγγα μόλις δημιουργηθεί για μια συνεδρία, να μπορεί να χρησιμοποιηθεί για τη μεταφορά οποιουδήποτε όγκου δεδομένων προς και από πίσω χωρίς να ανησυχούν <text:s/>για την πιθανότητα επιθέσεων. Αυτό σημαίνει επίσης ότι η εναέρια εγκατάσταση της σήραγγας πρέπει να γίνει μόνο μία φορά.</text:p>
      <text:p text:style-name="P11"/>
      <text:p text:style-name="P19"/>
      <text:p text:style-name="P19">Πλεονεκτήματα της SSH</text:p>
      <text:p text:style-name="P19"/>
      <text:p text:style-name="P19"><text:soft-page-break/></text:p>
      <text:p text:style-name="P11">Υπάρχουν πολλά πλεονεκτήματα της σήραγγας SSH και ως εκ τούτου είναι χωρίζεται σε 3 κατηγορίες ως εξής:</text:p>
      <text:p text:style-name="P11"/>
      <text:p text:style-name="P11">1) τέσσερα οφέλη ασφάλειας.</text:p>
      <text:p text:style-name="P11"/>
      <text:p text:style-name="P11">2) πλεονέκτημα όταν χρησιμοποιείται πέρα από τα ”<text:span text:style-name="T80">clear text</text:span>” πρωτόκολλα</text:p>
      <text:p text:style-name="P11"/>
      <text:p text:style-name="P11">3) γενικά πλεονεκτήματα.</text:p>
      <text:p text:style-name="P11"/>
      <text:p text:style-name="P11"/>
      <text:p text:style-name="P74">1) τέσσερα οφέλη ασφάλειας: Το SSH tunneling παρέχει τα ακόλουθα τέσσερα βασικά οφέλη ασφάλειας:</text:p>
      <text:p text:style-name="P74"/>
      <text:p text:style-name="P76">i) User Authentication</text:p>
      <text:p text:style-name="P76">ii) Host Authentication</text:p>
      <text:p text:style-name="P76">iii) Data Encryption</text:p>
      <text:p text:style-name="P76">iv) Data Integrity</text:p>
      <text:p text:style-name="P76"/>
      <text:p text:style-name="P76"/>
      <text:p text:style-name="P76">i) Authentication, αναφέρεται επίσης ως ταυτότητα χρήστη, είναι το μέσο με το οποίο ένα σύστημα επαληθεύει ότι η πρόσβαση δίνεται,προορίζετα <text:span text:style-name="T81">μόνο σε <text:s/>χρήστες. Η secure shell υλοποιήσεις περιλαμβάνουν έλεγχο ταυτότητας κωδικού πρόσβασης και δημόσιου κλειδιού</text:span></text:p>
      <text:p text:style-name="P76"/>
      <text:p text:style-name="P76"/>
      <text:p text:style-name="P77">ii) Data Encryption,αναφέρεται στην κρυπτογράφηση των δεδομένων για να αποφευχθεί από επιθέσεις, <text:s/>χρησιμοποιώντας αλγόριθμους κρυπτογράφησης. Η σήραγγα SSH μπορεί</text:p>
      <text:p text:style-name="P77">να χρησιμοποιήσει οποι<text:span text:style-name="T81">νδήποτε</text:span> αλγόριθμο κρυπτογράφησης <text:span text:style-name="T81">και πρότυπα</text:span>.</text:p>
      <text:p text:style-name="P76"/>
      <text:p text:style-name="P76"/>
      <text:p text:style-name="P76">iii) Data integrity, σημαίνει ότι τα δεδομένα που αποστέλλονται από τον πελάτη λαμβάνονται όπως είναι από το διακομιστή. Η σήραγγα φροντίζει έ<text:span text:style-name="T81">τσι</text:span> ώστε η ακεραιότητα των δεδομένων να διατηρείτα<text:span text:style-name="T81">ι καθώς η κυκλοφορία ρέει μέσω της σήραγγας</text:span></text:p>
      <text:p text:style-name="P76"/>
      <text:p text:style-name="P76"/>
      <text:p text:style-name="P76">Τα ανωτέρω τέσσερα πλεονεκτήματα είναι άμεσα διαθέσιμα όταν χρησιμοποιείται <text:span text:style-name="T81">η</text:span> σήραγγα</text:p>
      <text:p text:style-name="P76"/>
      <text:p text:style-name="P76"/>
      <text:p text:style-name="P75">2) πλεονέκτημα όταν χρησιμοποιείται πέρα από τα ”<text:span text:style-name="T80">clear text</text:span>” πρωτόκολλα</text:p>
      <text:p text:style-name="P76">Όταν χρησιμοποιείτε ένα μη ασφαλές “<text:span text:style-name="T82">clear text” protocol όπως το telnet,οποιοσδήποτε στο δίκτυο μπορεί να κλέψει τους κωδικούς πρόσβασής σας και άλλα </text:span>ευαίσθητες πληροφορίες.</text:p>
      <text:p text:style-name="P76"/>
      <text:p text:style-name="P75">3) γενικά πλεονεκτήματα.</text:p>
      <text:p text:style-name="P76"/>
      <text:p text:style-name="P76">Α) η σήραγγα SSH παρέχει πλήρη προστασία από <text:s/>επ<text:span text:style-name="T82">ι</text:span>θέσ<text:span text:style-name="T82">εις</text:span>.</text:p>
      <text:p text:style-name="P76"/>
      <text:p text:style-name="P88"><text:soft-page-break/><text:span text:style-name="T21">Β) </text:span><text:span text:style-name="T22">Το </text:span><text:span text:style-name="T21">SSH tunneling εξασφαλίζει <text:s/></text:span><text:span text:style-name="T22">τα session</text:span><text:span text:style-name="T21"> cookies, </text:span><text:span text:style-name="T22">με άμεσο αποτέλεσμα να προστατευει απο session hijacking.</text:span></text:p>
      <text:p text:style-name="P88"><text:span text:style-name="T22"><text:s/></text:span><text:span text:style-name="T21"><text:s/></text:span></text:p>
      <text:p text:style-name="P76">γ) η σήραγγα SSH έχει την ικανότητα να συγκρατεί 16 συνδέσεις <text:span text:style-name="T82">ταυτόχρονα </text:span><text:s/>και έχει ελάχιστες καθυστερήσεις</text:p>
      <text:p text:style-name="P76"/>
      <text:p text:style-name="P86"/>
      <text:p text:style-name="P85">ΣΥΜΠΈΡΑΣΜΑ</text:p>
      <text:p text:style-name="P79"/>
      <text:p text:style-name="P90"><text:span text:style-name="T47">Το SSH tunneling είναι μια απλή &amp; αποτελεσματική λύση για ασφαλή παράδοση περιεχομένου μέσω Διαδικτύου. Το ssh tunneling <text:s/>θα ασφαλίσει αποτελεσματικά την περιήγηση στο διαδίκτυο απο τα packet sniffers. Σε σύγκριση με τα άλλα μέτρα ασφαλείας συνδέσμων, δικτύων και εφαρμογών, όπως WEP, IPsec και PGP , το Secure Shell είναι σχετικά ασφαλές, αξιόπιστο, γρήγορο και εύκολο. Με την ανάπτυξη </text:span><text:span text:style-name="T48">tou secure shell , οι εταιρείες μπορούν να δημιουργούν μια ολοκληρωμένη πλατφόρμα με σήραγγα γενικής χρήσης που μπορεί να χρησιμοποιηθεί σε μια εφαρμογή για να διασφαλίσει <text:s/>διάφορες πολιτικές ασφάλειας, την ιδιωτικότητα, την αυθεντικότητα, και την ακεραιότητα.</text:span></text:p>
      <text:p text:style-name="P88"><text:span text:style-name="T23"/></text:p>
      <text:h text:style-name="P64" text:outline-level="2">Cryptography in the era of quantum computers</text:h>
      <text:p text:style-name="P97"/>
      <text:p text:style-name="P99">Η ιδιωτική επικοινωνία ατόμων και Οργανισμών προστατεύεται ηλεκτρονικά με κρυπτογραφία. Η κρυπτογραφία προστατεύει τις πληροφορίες μας καθώς ταξιδεύει και αποθηκεύεται στο διαδίκτυο. Η υπάρχουσα κρυπτογραφία δημόσιου κλειδιού βασίζεται στη δυσκολία του factoring και στη δυσκολία υπολογισμού των elliptic curve discrete <text:span text:style-name="T84">α</text:span>λογαρίθμων . Επειδή αυτά τα δύο προβλήματα θα επιλυθούν εύκολα και αποτελεσματικά από έναν κβαντικό υπολογιστή αρκετά μεγάλης κλίμακας, εξετάζουμε τώρα προσεγγίσεις κρυπτογραφίας που <text:span text:style-name="T84">ν</text:span>α είναι ανθεκτικές σε έναν εισβολέα που έχει πρόσβαση σε έναν κβαντικό υπολογιστή. <text:span text:style-name="T84">Πρέπει να αναπτύξουμε κρυπτοσυστήματα των οποίων η ασφάλεια βασίζεται σε διαφορετικά, σκληρά μαθηματικά προβλήματα που είναι ανθεκτικά στην επίλυση από έναν κβαντικό υπολογιστή μεγάλης κλίμακας.</text:span></text:p>
      <text:p text:style-name="P99"/>
      <text:p text:style-name="P98">Τι εμπλέκεται στην μετα-κβαντική κρυπτογραφία</text:p>
      <text:p text:style-name="P98"/>
      <text:p text:style-name="P100">Οποι<text:span text:style-name="T85">σδήποτε νέος αλγόριθμος κρυπτογραφίας πρέπει να ενσωματωθεί με υπάρχοντα πρωτόκολλα, όπως το TLS. Ένα νέο κρυπτοσύστημα πρέπει επιπλέον να μετράει:</text:span></text:p>
      <text:p text:style-name="P100">- το μέγεθος των κλειδιών κρυπτογράφησης και των υπογραφών</text:p>
      <text:p text:style-name="P101">-To χρόνο που απαιτείται για την κρυπτογράφηση και αποκρυπτογράφηση σε κάθε άκρο ενός διαύλου επικοινωνίας ή για την υπογραφή μηνυμάτων και την επαλήθευση υπογραφών</text:p>
      <text:p text:style-name="P101">- Το ποσό της κυκλοφορίας που αποστέλλονται μέσω του καλωδίου που απαιτείται για να ολοκληρωθεί η κρυπτογράφηση ή αποκρυπτογράφηση ή να μεταδώσει μια υπογραφή για κάθε προτεινόμενη εναλλακτική λύση.</text:p>
      <text:p text:style-name="P102"><text:span text:style-name="T45">Τα προτεινόμενα κρυπτοσυστήματα απαιτούν επίσης προσεκτική κρυπτανάλυση, για να διαπιστωθεί εάν υπάρχουν αδυναμίες που θα μπορούσε να εκμεταλλευτεί ένας επιτιθέμενος.</text:span></text:p>
      <text:p text:style-name="P102"><text:soft-page-break/><text:span text:style-name="T45">Το έργο της ανάπτυξης νέων κρυπτοσυστημάτων που είναι κβαντικά ανθεκτικά πρέπει να γίνει open sourced, σε πλήρη προβολή των κρυπτογράφων, των οργανισμών, του κοινού και των κυβερνήσεων σε όλο τον κόσμο, για να διασφαλιστεί ότι τα νέα πρότυπα που αναδύονται έχουν ελεγχθεί καλά από την κοινότητα και να διασφαλιστεί ότι υπάρχει διεθνής υποστήριξη.</text:span></text:p>
      <text:p text:style-name="P103"><text:span text:style-name="T45">Τέ</text:span><text:span text:style-name="T46">λος, πρέπει να κάνουμε όλα αυτά γρήγορα επειδή δεν γνωρίζουμε πότε θα σπάσει η κλασική κρυπτογραφία. Είναι δύσκολο και χρονοβόρο να τραβήξουν και να αντικαταστήσουν την υπάρχουσα κρυπτογραφία από το λογισμικό παραγωγής. Προσθέστε σε όλα αυτά το γεγονόντα ότι κάποιος θα μπορούσε να αποθηκεύσει τα υπάρχοντα κρυπτογραφημένα δεδομένα και να τα ξεκλειδώσει στο μέλλον μόλις πάρουν στα χέρια τους έναν κβαντικό υπολογιστή </text:span></text:p>
      <text:h text:style-name="P63" text:outline-level="1">Post-Quantum Cryptography SSH</text:h>
      <text:p text:style-name="P97"/>
      <text:p text:style-name="P78">Δεδομένης της σημασίας τ<text:span text:style-name="T83">ου </text:span><text:s/>SSH ο πρώιμος σχεδιασμός για τη μετάβαση στη μετα-κβαντική κρυπτογραφία πρέπει να ξεκινήσει σύντομα. Η ασύμμετρη κρυπτογραφία στο SSH πρέπει να μεταναστεύσει σε δύο μέρη:</text:p>
      <text:p text:style-name="P78"/>
      <text:p text:style-name="P78"/>
      <text:p text:style-name="P78"><text:span text:style-name="T65">Key exchange: </text:span><text:s/>κατά τη διάρκεια αυτού του βήματος, ο διακομιστής και ο πελάτης ανταλλάσσουν κρυπτογραφικά μηνύματα χρησιμοποιώντας ασύμμετρους αλγόριθμους ανταλλαγής κλειδιών (όπως RSA και ECDH) που θα χρησιμοποιηθούν για την εξαγωγή ενός συμμετρικού κλειδιού. Αυτό το συμμετρικό κλειδί θα χρησιμοποιηθεί για την κρυπτογράφηση της υπόλοιπης περιόδου σύνδεσης.Αυτοί οι ασύμμετροι αλγόριθμοι ανταλλαγής κλειδιών θα πρέπει να αντικατασταθούν με αλγόριθμους κβαντικής ασφάλειας. <text:span text:style-name="T83">Ο</text:span>πως περιγράφηκε παραπάνω, οι συμμετρικοί αλγόριθμοι κλειδιών που χρησιμοποιούνται στην ανταλλαγή κλειδιών (π.χ. AES) δεν είναι τόσο ευάλωτοι στους κβαντικούς υπολογιστές, οπότε απλά πρέπει να αυξήσουμε το μήκος του κλειδιού για να εξασφαλίσουμε τη συμμετρική κρυπτογραφία έναντι ενός κβαντικού αντιπάλου.</text:p>
      <text:p text:style-name="P78"/>
      <text:p text:style-name="P68">Authentication: <text:span text:style-name="T10">Κατά τη διάρκεια αυτού του βήματος, ο διακομιστής (και προαιρετικά ο πελάτης) αποδεικνύει την ταυτότητά του χρησιμοποιώντας το δημόσιο κλειδί του. Οι αλγόριθμοι υπογραφής (όπως RSA ή ECDSA) δεν είναι κβαντικοί ασφαλείς και πρέπει να ενημερωθούν.</text:span></text:p>
      <text:p text:style-name="P78"/>
      <text:p text:style-name="P78">Μέχρι να αποκτήσουμε πλήρη εμπιστοσύνη στα νέα μετα-κβαντικά κρυπτογραφικά σχήματα, συνιστάται η χρήση τους σε αυτό που ονομάζουμε υβριδική λειτουργία. Για να επιτευχθεί αυτό, τόσο οι ανταλλαγές κλειδιών όσο και οι υπογραφές <text:span text:style-name="T83">πρέπει να</text:span> εκτελούνται παράλληλα, δημιουργώντας τόσο <text:span text:style-name="T83">μια </text:span>κλασική ανταλλαγή/υπογραφή όσο και μετα κβαντική. Τα προκύπτοντα μηνύματα/υπογραφές συνδυάζονται, προσφέροντας την ασφάλεια κατά των κβαντικών επιθέσεων, διατηρώντας παράλληλα την ασφάλεια των σημερινών συστημάτων.</text:p>
      <text:p text:style-name="P11"/>
      <text:p text:style-name="P11"/>
      <text:p text:style-name="P11"/>
      <text:p text:style-name="P11"/>
      <text:p text:style-name="P11"/>
      <text:p text:style-name="P11"/>
      <text:p text:style-name="P11"><text:soft-page-break/></text:p>
      <text:p text:style-name="P11"/>
      <text:p text:style-name="P11"/>
      <text:p text:style-name="P10">Αναφορές</text:p>
      <text:p text:style-name="P1"/>
      <text:p text:style-name="P4"><text:span text:style-name="T11">1.T. Ylonen, </text:span>C. Lonvick, Ed <text:span text:style-name="T2">(2006).</text:span>The Secure Shell (SSH) Protocol Architecture</text:p>
      <text:p text:style-name="P4"/>
      <text:p text:style-name="P5">2. Kunal Meher, Divya, Midhunchakkaravarthy (2020) The State-of-the-art Cryptographic Algorithms</text:p>
      <text:p text:style-name="P2"/>
      <text:p text:style-name="P3">3. Vasxo Xu, (2020) MAZE: A Secure Cloud Storage Service Using MovingTarget Defense and Secure Shell Protocol (SSH) Tunneling</text:p>
      <text:p text:style-name="P3"/>
      <text:p text:style-name="P65">4.Aniket Burande, Ankita Pise, Sameer Desai, Yohan Martin, Sejal D’mello(2014).Wireless Network Security by SSH Tunneling</text:p>
      <text:p text:style-name="P66"/>
      <text:p text:style-name="P66">5. Post-Quantum Cryptography Microsoft Research team.</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imes New Roman" svg:font-family="'Times New Roman'" style:font-family-generic="roman"/>
    <style:font-face style:name="Times new Roman" svg:font-family="'Times new Roman'" style:font-family-generic="roman"/>
    <style:font-face style:name="Times new roman" svg:font-family="'Times new roman'" style:font-family-generic="roman"/>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Droid Sans Devanagari" style:font-family-complex="'Droid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Droid Sans Devanagari" style:font-family-complex="'Droid Sans Devanagari'"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06T15:56:06.163620785</meta:creation-date>
    <dc:date>2021-02-07T16:36:21.836600380</dc:date>
    <meta:editing-duration>PT5H43M45S</meta:editing-duration>
    <meta:editing-cycles>32</meta:editing-cycles>
    <meta:generator>LibreOffice/6.4.7.2$Linux_X86_64 LibreOffice_project/40$Build-2</meta:generator>
    <meta:document-statistic meta:table-count="0" meta:image-count="0" meta:object-count="0" meta:page-count="13" meta:paragraph-count="155" meta:word-count="5060" meta:character-count="35523" meta:non-whitespace-character-count="30536"/>
  </office:meta>
</office:document-meta>
</file>